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95.95pt"/>
    </style:style>
    <style:style style:name="co9" style:family="table-column">
      <style:table-column-properties fo:break-before="auto" style:column-width="83.34pt"/>
    </style:style>
    <style:style style:name="co10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as1-WorstCas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ce1"/>
        <table:table-column table:style-name="co4" table:default-cell-style-name="ce1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object count</text:p>
          </table:table-cell>
          <table:table-cell office:value-type="string" calcext:value-type="string">
            <text:p>Iteration count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Time6 </text:p>
          </table:table-cell>
          <table:table-cell office:value-type="string" calcext:value-type="string">
            <text:p>Time7</text:p>
          </table:table-cell>
          <table:table-cell table:style-name="Default" office:value-type="string" calcext:value-type="string">
            <text:p>Avg</text:p>
          </table:table-cell>
          <table:table-cell table:style-name="Default" office:value-type="string" calcext:value-type="string">
            <text:p>STDev</text:p>
          </table:table-cell>
          <table:table-cell office:value-type="string" calcext:value-type="string">
            <text:p>Normalized AVG</text:p>
          </table:table-cell>
          <table:table-cell office:value-type="string" calcext:value-type="string">
            <text:p>Relateive To ST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 crit(alpha=0.01)</text:p>
          </table:table-cell>
          <table:table-cell office:value-type="float" office:value="3.707" calcext:value-type="float">
            <text:p>3.707</text:p>
          </table:table-cell>
          <table:table-cell office:value-type="string" calcext:value-type="string">
            <text:p>a</text:p>
          </table:table-cell>
          <table:table-cell table:formula="of:=0.01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" calcext:value-type="float">
            <text:p>1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773787" calcext:value-type="float">
            <text:p>773787</text:p>
          </table:table-cell>
          <table:table-cell office:value-type="float" office:value="780396" calcext:value-type="float">
            <text:p>780396</text:p>
          </table:table-cell>
          <table:table-cell office:value-type="float" office:value="741239" calcext:value-type="float">
            <text:p>741239</text:p>
          </table:table-cell>
          <table:table-cell office:value-type="float" office:value="743562" calcext:value-type="float">
            <text:p>743562</text:p>
          </table:table-cell>
          <table:table-cell office:value-type="float" office:value="729231" calcext:value-type="float">
            <text:p>729231</text:p>
          </table:table-cell>
          <table:table-cell office:value-type="float" office:value="746026" calcext:value-type="float">
            <text:p>746026</text:p>
          </table:table-cell>
          <table:table-cell office:value-type="float" office:value="730405" calcext:value-type="float">
            <text:p>730405</text:p>
          </table:table-cell>
          <table:table-cell table:formula="of:=AVERAGE([.D2:.J2])" office:value-type="float" office:value="749235.142857143" calcext:value-type="float">
            <text:p>749235.14</text:p>
          </table:table-cell>
          <table:table-cell table:formula="of:=STDEV([.D2:.J2])" office:value-type="float" office:value="20145.1158963206" calcext:value-type="float">
            <text:p>20145.12</text:p>
          </table:table-cell>
          <table:table-cell table:formula="of:=[.K2]/[.C2]" office:value-type="float" office:value="0.00249745047619048" calcext:value-type="float">
            <text:p>0.00249745047619</text:p>
          </table:table-cell>
          <table:table-cell table:formula="of:=[.M2]/[.M3]" office:value-type="float" office:value="0.663652086678183" calcext:value-type="float">
            <text:p>0.663652086678183</text:p>
          </table:table-cell>
          <table:table-cell table:formula="of:=SQRT(([.L2]*[.L2])/7+([.L3]*[.L3])/7)" office:value-type="float" office:value="10549.2413406816" calcext:value-type="float">
            <text:p>10549.2413406816</text:p>
          </table:table-cell>
          <table:table-cell table:formula="of:=([.K2]-[.K3])/[.O2]" office:value-type="float" office:value="-35.995249247377" calcext:value-type="float">
            <text:p>-35.995249247377</text:p>
          </table:table-cell>
          <table:table-cell table:style-name="ce2" table:formula="of:=IF(ABS([.P2]) &gt;[.$R$1];&quot;DIFFERENT&quot;;&quot;STAT. INSIGNIFICANT&quot;)" office:value-type="string" office:string-value="DIFFERENT" calcext:value-type="string">
            <text:p>DIFFERENT</text:p>
          </table:table-cell>
          <table:table-cell table:formula="of:=IF([.K2]&gt;[.K3];&quot;STDVEC&quot;;&quot;POLYVEC&quot;)" office:value-type="string" office:string-value="POLYVEC" calcext:value-type="string">
            <text:p>POLYVEC</text:p>
          </table:table-cell>
          <table:table-cell table:formula="of:=TTEST([.D2:.J2];[.D3:.J3];2;3)" office:value-type="float" office:value="0.000000000000140740460817421" calcext:value-type="float">
            <text:p>1.40740460817421E-13</text:p>
          </table:table-cell>
          <table:table-cell table:formula="of:=IF(ABS([.S2])&gt;[.$T$1];&quot;INSIG&quot;;&quot;DIFF&quot;)" office:value-type="string" office:string-value="DIFF" calcext:value-type="string">
            <text:p>DIFF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1" calcext:value-type="float">
            <text:p>1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1122712" calcext:value-type="float">
            <text:p>1122712</text:p>
          </table:table-cell>
          <table:table-cell office:value-type="float" office:value="1121145" calcext:value-type="float">
            <text:p>1121145</text:p>
          </table:table-cell>
          <table:table-cell office:value-type="float" office:value="1114648" calcext:value-type="float">
            <text:p>1114648</text:p>
          </table:table-cell>
          <table:table-cell office:value-type="float" office:value="1172047" calcext:value-type="float">
            <text:p>1172047</text:p>
          </table:table-cell>
          <table:table-cell office:value-type="float" office:value="1122164" calcext:value-type="float">
            <text:p>1122164</text:p>
          </table:table-cell>
          <table:table-cell table:number-columns-repeated="2" office:value-type="float" office:value="1124994" calcext:value-type="float">
            <text:p>1124994</text:p>
          </table:table-cell>
          <table:table-cell table:formula="of:=AVERAGE([.D3:.J3])" office:value-type="float" office:value="1128957.71428571" calcext:value-type="float">
            <text:p>1128957.71</text:p>
          </table:table-cell>
          <table:table-cell table:formula="of:=STDEV([.D3:.J3])" office:value-type="float" office:value="19317.8610506295" calcext:value-type="float">
            <text:p>19317.86</text:p>
          </table:table-cell>
          <table:table-cell table:formula="of:=[.K3]/[.C3]" office:value-type="float" office:value="0.00376319238095237" calcext:value-type="float">
            <text:p>0.003763192380952</text:p>
          </table:table-cell>
          <table:table-cell table:formula="of:=[.M3]/[.M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5" calcext:value-type="float">
            <text:p>5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2529880" calcext:value-type="float">
            <text:p>2529880</text:p>
          </table:table-cell>
          <table:table-cell office:value-type="float" office:value="2514110" calcext:value-type="float">
            <text:p>2514110</text:p>
          </table:table-cell>
          <table:table-cell office:value-type="float" office:value="2484153" calcext:value-type="float">
            <text:p>2484153</text:p>
          </table:table-cell>
          <table:table-cell office:value-type="float" office:value="2035229" calcext:value-type="float">
            <text:p>2035229</text:p>
          </table:table-cell>
          <table:table-cell office:value-type="float" office:value="2149448" calcext:value-type="float">
            <text:p>2149448</text:p>
          </table:table-cell>
          <table:table-cell office:value-type="float" office:value="2128308" calcext:value-type="float">
            <text:p>2128308</text:p>
          </table:table-cell>
          <table:table-cell office:value-type="float" office:value="2211590" calcext:value-type="float">
            <text:p>2211590</text:p>
          </table:table-cell>
          <table:table-cell table:formula="of:=AVERAGE([.D4:.J4])" office:value-type="float" office:value="2293245.42857143" calcext:value-type="float">
            <text:p>2293245.43</text:p>
          </table:table-cell>
          <table:table-cell table:formula="of:=STDEV([.D4:.J4])" office:value-type="float" office:value="209103.213099701" calcext:value-type="float">
            <text:p>209103.21</text:p>
          </table:table-cell>
          <table:table-cell table:formula="of:=[.K4]/[.C4]" office:value-type="float" office:value="0.0764415142857143" calcext:value-type="float">
            <text:p>0.076441514285714</text:p>
          </table:table-cell>
          <table:table-cell table:formula="of:=[.M4]/[.M5]" office:value-type="float" office:value="1.16896676247173" calcext:value-type="float">
            <text:p>1.16896676247173</text:p>
          </table:table-cell>
          <table:table-cell table:formula="of:=SQRT(([.L4]*[.L4])/7+([.L5]*[.L5])/7)" office:value-type="float" office:value="79381.1461493192" calcext:value-type="float">
            <text:p>79381.1461493192</text:p>
          </table:table-cell>
          <table:table-cell table:formula="of:=([.K4]-[.K5])/[.O4]" office:value-type="float" office:value="4.17572885926368" calcext:value-type="float">
            <text:p>4.17572885926368</text:p>
          </table:table-cell>
          <table:table-cell table:style-name="ce2" table:formula="of:=IF(ABS([.P4]) &gt;[.$R$1];&quot;DIFFERENT&quot;;&quot;STAT. INSIGNIFICANT&quot;)" office:value-type="string" office:string-value="DIFFERENT" calcext:value-type="string">
            <text:p>DIFFERENT</text:p>
          </table:table-cell>
          <table:table-cell table:formula="of:=IF([.K4]&gt;[.K5];&quot;STDVEC&quot;;&quot;POLYVEC&quot;)" office:value-type="string" office:string-value="STDVEC" calcext:value-type="string">
            <text:p>STDVEC</text:p>
          </table:table-cell>
          <table:table-cell table:formula="of:=TTEST([.D4:.J4];[.D5:.J5];2;3)" office:value-type="float" office:value="0.00562122908161135" calcext:value-type="float">
            <text:p>0.005621229081611</text:p>
          </table:table-cell>
          <table:table-cell table:formula="of:=IF(ABS([.S4])&gt;[.$T$1];&quot;INSIG&quot;;&quot;DIFF&quot;)" office:value-type="string" office:string-value="DIFF" calcext:value-type="string">
            <text:p>DIFF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5" calcext:value-type="float">
            <text:p>5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942863" calcext:value-type="float">
            <text:p>1942863</text:p>
          </table:table-cell>
          <table:table-cell office:value-type="float" office:value="1961530" calcext:value-type="float">
            <text:p>1961530</text:p>
          </table:table-cell>
          <table:table-cell office:value-type="float" office:value="1953104" calcext:value-type="float">
            <text:p>1953104</text:p>
          </table:table-cell>
          <table:table-cell office:value-type="float" office:value="1988048" calcext:value-type="float">
            <text:p>1988048</text:p>
          </table:table-cell>
          <table:table-cell office:value-type="float" office:value="1989871" calcext:value-type="float">
            <text:p>1989871</text:p>
          </table:table-cell>
          <table:table-cell office:value-type="float" office:value="1943644" calcext:value-type="float">
            <text:p>1943644</text:p>
          </table:table-cell>
          <table:table-cell office:value-type="float" office:value="1953339" calcext:value-type="float">
            <text:p>1953339</text:p>
          </table:table-cell>
          <table:table-cell table:formula="of:=AVERAGE([.D5:.J5])" office:value-type="float" office:value="1961771.28571429" calcext:value-type="float">
            <text:p>1961771.29</text:p>
          </table:table-cell>
          <table:table-cell table:formula="of:=STDEV([.D5:.J5])" office:value-type="float" office:value="19631.8827227063" calcext:value-type="float">
            <text:p>19631.88</text:p>
          </table:table-cell>
          <table:table-cell table:formula="of:=[.K5]/[.C5]" office:value-type="float" office:value="0.0653923761904763" calcext:value-type="float">
            <text:p>0.065392376190476</text:p>
          </table:table-cell>
          <table:table-cell table:formula="of:=[.M5]/[.M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93191" calcext:value-type="float">
            <text:p>1493191</text:p>
          </table:table-cell>
          <table:table-cell office:value-type="float" office:value="1498735" calcext:value-type="float">
            <text:p>1498735</text:p>
          </table:table-cell>
          <table:table-cell office:value-type="float" office:value="1488760" calcext:value-type="float">
            <text:p>1488760</text:p>
          </table:table-cell>
          <table:table-cell office:value-type="float" office:value="1488929" calcext:value-type="float">
            <text:p>1488929</text:p>
          </table:table-cell>
          <table:table-cell office:value-type="float" office:value="1499459" calcext:value-type="float">
            <text:p>1499459</text:p>
          </table:table-cell>
          <table:table-cell office:value-type="float" office:value="1500828" calcext:value-type="float">
            <text:p>1500828</text:p>
          </table:table-cell>
          <table:table-cell office:value-type="float" office:value="1487144" calcext:value-type="float">
            <text:p>1487144</text:p>
          </table:table-cell>
          <table:table-cell table:formula="of:=AVERAGE([.D6:.J6])" office:value-type="float" office:value="1493863.71428571" calcext:value-type="float">
            <text:p>1493863.71</text:p>
          </table:table-cell>
          <table:table-cell table:formula="of:=STDEV([.D6:.J6])" office:value-type="float" office:value="5766.92193214271" calcext:value-type="float">
            <text:p>5766.92</text:p>
          </table:table-cell>
          <table:table-cell table:formula="of:=[.K6]/[.C6]" office:value-type="float" office:value="0.149386371428571" calcext:value-type="float">
            <text:p>0.149386371428571</text:p>
          </table:table-cell>
          <table:table-cell table:formula="of:=[.M6]/[.M7]" office:value-type="float" office:value="1.11340306951642" calcext:value-type="float">
            <text:p>1.11340306951642</text:p>
          </table:table-cell>
          <table:table-cell table:formula="of:=SQRT(([.L6]*[.L6])/7+([.L7]*[.L7])/7)" office:value-type="float" office:value="30016.5642639341" calcext:value-type="float">
            <text:p>30016.5642639341</text:p>
          </table:table-cell>
          <table:table-cell table:formula="of:=([.K6]-[.K7])/[.O6]" office:value-type="float" office:value="5.06900119087974" calcext:value-type="float">
            <text:p>5.06900119087974</text:p>
          </table:table-cell>
          <table:table-cell table:style-name="ce2" table:formula="of:=IF(ABS([.P6]) &gt;[.$R$1];&quot;DIFFERENT&quot;;&quot;STAT. INSIGNIFICANT&quot;)" office:value-type="string" office:string-value="DIFFERENT" calcext:value-type="string">
            <text:p>DIFFERENT</text:p>
          </table:table-cell>
          <table:table-cell table:formula="of:=IF([.K6]&gt;[.K7];&quot;STDVEC&quot;;&quot;POLYVEC&quot;)" office:value-type="string" office:string-value="STDVEC" calcext:value-type="string">
            <text:p>STDVEC</text:p>
          </table:table-cell>
          <table:table-cell table:formula="of:=TTEST([.D6:.J6];[.D7:.J7];2;3)" office:value-type="float" office:value="0.00222044837785743" calcext:value-type="float">
            <text:p>0.002220448377857</text:p>
          </table:table-cell>
          <table:table-cell table:formula="of:=IF(ABS([.S6])&gt;[.$T$1];&quot;INSIG&quot;;&quot;DIFF&quot;)" office:value-type="string" office:string-value="DIFF" calcext:value-type="string">
            <text:p>DIFF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79012" calcext:value-type="float">
            <text:p>1279012</text:p>
          </table:table-cell>
          <table:table-cell office:value-type="float" office:value="1288242" calcext:value-type="float">
            <text:p>1288242</text:p>
          </table:table-cell>
          <table:table-cell office:value-type="float" office:value="1290384" calcext:value-type="float">
            <text:p>1290384</text:p>
          </table:table-cell>
          <table:table-cell office:value-type="float" office:value="1301960" calcext:value-type="float">
            <text:p>1301960</text:p>
          </table:table-cell>
          <table:table-cell office:value-type="float" office:value="1320156" calcext:value-type="float">
            <text:p>1320156</text:p>
          </table:table-cell>
          <table:table-cell table:number-columns-repeated="2" office:value-type="float" office:value="1456107" calcext:value-type="float">
            <text:p>1456107</text:p>
          </table:table-cell>
          <table:table-cell table:formula="of:=AVERAGE([.D7:.J7])" office:value-type="float" office:value="1341709.71428571" calcext:value-type="float">
            <text:p>1341709.71</text:p>
          </table:table-cell>
          <table:table-cell table:formula="of:=STDEV([.D7:.J7])" office:value-type="float" office:value="79206.7012499874" calcext:value-type="float">
            <text:p>79206.70</text:p>
          </table:table-cell>
          <table:table-cell table:formula="of:=[.K7]/[.C7]" office:value-type="float" office:value="0.134170971428571" calcext:value-type="float">
            <text:p>0.134170971428571</text:p>
          </table:table-cell>
          <table:table-cell table:formula="of:=[.M7]/[.M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5" calcext:value-type="float">
            <text:p>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7709" calcext:value-type="float">
            <text:p>1907709</text:p>
          </table:table-cell>
          <table:table-cell office:value-type="float" office:value="1869726" calcext:value-type="float">
            <text:p>1869726</text:p>
          </table:table-cell>
          <table:table-cell office:value-type="float" office:value="1858999" calcext:value-type="float">
            <text:p>1858999</text:p>
          </table:table-cell>
          <table:table-cell office:value-type="float" office:value="1698694" calcext:value-type="float">
            <text:p>1698694</text:p>
          </table:table-cell>
          <table:table-cell office:value-type="float" office:value="1750282" calcext:value-type="float">
            <text:p>1750282</text:p>
          </table:table-cell>
          <table:table-cell office:value-type="float" office:value="1741316" calcext:value-type="float">
            <text:p>1741316</text:p>
          </table:table-cell>
          <table:table-cell office:value-type="float" office:value="1773290" calcext:value-type="float">
            <text:p>1773290</text:p>
          </table:table-cell>
          <table:table-cell table:formula="of:=AVERAGE([.D8:.J8])" office:value-type="float" office:value="1800002.28571429" calcext:value-type="float">
            <text:p>1800002.29</text:p>
          </table:table-cell>
          <table:table-cell table:formula="of:=STDEV([.D8:.J8])" office:value-type="float" office:value="78353.73511351" calcext:value-type="float">
            <text:p>78353.74</text:p>
          </table:table-cell>
          <table:table-cell table:formula="of:=[.K8]/[.C8]" office:value-type="float" office:value="0.180000228571429" calcext:value-type="float">
            <text:p>0.180000228571429</text:p>
          </table:table-cell>
          <table:table-cell table:formula="of:=[.M8]/[.M9]" office:value-type="float" office:value="1.00514642292376" calcext:value-type="float">
            <text:p>1.00514642292376</text:p>
          </table:table-cell>
          <table:table-cell table:formula="of:=SQRT(([.L8]*[.L8])/7+([.L9]*[.L9])/7)" office:value-type="float" office:value="42489.7673828052" calcext:value-type="float">
            <text:p>42489.7673828052</text:p>
          </table:table-cell>
          <table:table-cell table:formula="of:=([.K8]-[.K9])/[.O8]" office:value-type="float" office:value="0.216902643267465" calcext:value-type="float">
            <text:p>0.216902643267465</text:p>
          </table:table-cell>
          <table:table-cell table:style-name="ce2" table:formula="of:=IF(ABS([.P8]) &gt;[.$R$1];&quot;DIFFERENT&quot;;&quot;STAT. INSIGNIFICANT&quot;)" office:value-type="string" office:string-value="STAT. INSIGNIFICANT" calcext:value-type="string">
            <text:p>STAT. INSIGNIFICANT</text:p>
          </table:table-cell>
          <table:table-cell table:formula="of:=IF([.K8]&gt;[.K9];&quot;STDVEC&quot;;&quot;POLYVEC&quot;)" office:value-type="string" office:string-value="STDVEC" calcext:value-type="string">
            <text:p>STDVEC</text:p>
          </table:table-cell>
          <table:table-cell table:formula="of:=TTEST([.D8:.J8];[.D9:.J9];2;3)" office:value-type="float" office:value="0.831930984893303" calcext:value-type="float">
            <text:p>0.831930984893303</text:p>
          </table:table-cell>
          <table:table-cell table:formula="of:=IF(ABS([.S8])&gt;[.$T$1];&quot;INSIG&quot;;&quot;DIFF&quot;)" office:value-type="string" office:string-value="INSIG" calcext:value-type="string">
            <text:p>INSIG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15" calcext:value-type="float">
            <text:p>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75895" calcext:value-type="float">
            <text:p>1675895</text:p>
          </table:table-cell>
          <table:table-cell office:value-type="float" office:value="1673300" calcext:value-type="float">
            <text:p>1673300</text:p>
          </table:table-cell>
          <table:table-cell office:value-type="float" office:value="1852285" calcext:value-type="float">
            <text:p>1852285</text:p>
          </table:table-cell>
          <table:table-cell office:value-type="float" office:value="1816895" calcext:value-type="float">
            <text:p>1816895</text:p>
          </table:table-cell>
          <table:table-cell office:value-type="float" office:value="1827173" calcext:value-type="float">
            <text:p>1827173</text:p>
          </table:table-cell>
          <table:table-cell office:value-type="float" office:value="1857744" calcext:value-type="float">
            <text:p>1857744</text:p>
          </table:table-cell>
          <table:table-cell office:value-type="float" office:value="1832211" calcext:value-type="float">
            <text:p>1832211</text:p>
          </table:table-cell>
          <table:table-cell table:formula="of:=AVERAGE([.D9:.J9])" office:value-type="float" office:value="1790786.14285714" calcext:value-type="float">
            <text:p>1790786.14</text:p>
          </table:table-cell>
          <table:table-cell table:formula="of:=STDEV([.D9:.J9])" office:value-type="float" office:value="80612.3720000608" calcext:value-type="float">
            <text:p>80612.37</text:p>
          </table:table-cell>
          <table:table-cell table:formula="of:=[.K9]/[.C9]" office:value-type="float" office:value="0.179078614285714" calcext:value-type="float">
            <text:p>0.179078614285714</text:p>
          </table:table-cell>
          <table:table-cell table:formula="of:=[.M9]/[.M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60560" calcext:value-type="float">
            <text:p>2160560</text:p>
          </table:table-cell>
          <table:table-cell office:value-type="float" office:value="2200209" calcext:value-type="float">
            <text:p>2200209</text:p>
          </table:table-cell>
          <table:table-cell office:value-type="float" office:value="2410571" calcext:value-type="float">
            <text:p>2410571</text:p>
          </table:table-cell>
          <table:table-cell office:value-type="float" office:value="2403942" calcext:value-type="float">
            <text:p>2403942</text:p>
          </table:table-cell>
          <table:table-cell office:value-type="float" office:value="2406587" calcext:value-type="float">
            <text:p>2406587</text:p>
          </table:table-cell>
          <table:table-cell table:number-columns-repeated="2" office:value-type="float" office:value="2396671" calcext:value-type="float">
            <text:p>2396671</text:p>
          </table:table-cell>
          <table:table-cell table:formula="of:=AVERAGE([.D10:.J10])" office:value-type="float" office:value="2339315.85714286" calcext:value-type="float">
            <text:p>2339315.86</text:p>
          </table:table-cell>
          <table:table-cell table:formula="of:=STDEV([.D10:.J10])" office:value-type="float" office:value="109287.723751616" calcext:value-type="float">
            <text:p>109287.72</text:p>
          </table:table-cell>
          <table:table-cell table:formula="of:=[.K10]/[.C10]" office:value-type="float" office:value="0.233931585714286" calcext:value-type="float">
            <text:p>0.233931585714286</text:p>
          </table:table-cell>
          <table:table-cell table:formula="of:=[.M10]/[.M11]" office:value-type="float" office:value="0.996086025442903" calcext:value-type="float">
            <text:p>0.996086025442903</text:p>
          </table:table-cell>
          <table:table-cell table:formula="of:=SQRT(([.L10]*[.L10])/7+([.L11]*[.L11])/7)" office:value-type="float" office:value="57058.7699835952" calcext:value-type="float">
            <text:p>57058.7699835952</text:p>
          </table:table-cell>
          <table:table-cell table:formula="of:=([.K10]-[.K11])/[.O10]" office:value-type="float" office:value="-0.161097058395103" calcext:value-type="float">
            <text:p>-0.161097058395103</text:p>
          </table:table-cell>
          <table:table-cell table:style-name="ce2" table:formula="of:=IF(ABS([.P10]) &gt;[.$R$1];&quot;DIFFERENT&quot;;&quot;STAT. INSIGNIFICANT&quot;)" office:value-type="string" office:string-value="STAT. INSIGNIFICANT" calcext:value-type="string">
            <text:p>STAT. INSIGNIFICANT</text:p>
          </table:table-cell>
          <table:table-cell table:formula="of:=IF([.K10]&gt;[.K11];&quot;STDVEC&quot;;&quot;POLYVEC&quot;)" office:value-type="string" office:string-value="POLYVEC" calcext:value-type="string">
            <text:p>POLYVEC</text:p>
          </table:table-cell>
          <table:table-cell table:formula="of:=TTEST([.D10:.J10];[.D11:.J11];2;3)" office:value-type="float" office:value="0.874703461028001" calcext:value-type="float">
            <text:p>0.874703461028001</text:p>
          </table:table-cell>
          <table:table-cell table:formula="of:=IF(ABS([.S10])&gt;[.$T$1];&quot;INSIG&quot;;&quot;DIFF&quot;)" office:value-type="string" office:string-value="INSIG" calcext:value-type="string">
            <text:p>INSIG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44512" calcext:value-type="float">
            <text:p>2544512</text:p>
          </table:table-cell>
          <table:table-cell office:value-type="float" office:value="2281664" calcext:value-type="float">
            <text:p>2281664</text:p>
          </table:table-cell>
          <table:table-cell office:value-type="float" office:value="2272334" calcext:value-type="float">
            <text:p>2272334</text:p>
          </table:table-cell>
          <table:table-cell office:value-type="float" office:value="2440271" calcext:value-type="float">
            <text:p>2440271</text:p>
          </table:table-cell>
          <table:table-cell office:value-type="float" office:value="2311044" calcext:value-type="float">
            <text:p>2311044</text:p>
          </table:table-cell>
          <table:table-cell office:value-type="float" office:value="2274748" calcext:value-type="float">
            <text:p>2274748</text:p>
          </table:table-cell>
          <table:table-cell office:value-type="float" office:value="2314982" calcext:value-type="float">
            <text:p>2314982</text:p>
          </table:table-cell>
          <table:table-cell table:formula="of:=AVERAGE([.D11:.J11])" office:value-type="float" office:value="2348507.85714286" calcext:value-type="float">
            <text:p>2348507.86</text:p>
          </table:table-cell>
          <table:table-cell table:formula="of:=STDEV([.D11:.J11])" office:value-type="float" office:value="104144.688109746" calcext:value-type="float">
            <text:p>104144.69</text:p>
          </table:table-cell>
          <table:table-cell table:formula="of:=[.K11]/[.C11]" office:value-type="float" office:value="0.234850785714286" calcext:value-type="float">
            <text:p>0.234850785714286</text:p>
          </table:table-cell>
          <table:table-cell table:formula="of:=[.M11]/[.M1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25" calcext:value-type="float">
            <text:p>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24251" calcext:value-type="float">
            <text:p>2724251</text:p>
          </table:table-cell>
          <table:table-cell office:value-type="float" office:value="2610038" calcext:value-type="float">
            <text:p>2610038</text:p>
          </table:table-cell>
          <table:table-cell office:value-type="float" office:value="2624208" calcext:value-type="float">
            <text:p>2624208</text:p>
          </table:table-cell>
          <table:table-cell office:value-type="float" office:value="2650432" calcext:value-type="float">
            <text:p>2650432</text:p>
          </table:table-cell>
          <table:table-cell office:value-type="float" office:value="2847218" calcext:value-type="float">
            <text:p>2847218</text:p>
          </table:table-cell>
          <table:table-cell office:value-type="float" office:value="2649802" calcext:value-type="float">
            <text:p>2649802</text:p>
          </table:table-cell>
          <table:table-cell office:value-type="float" office:value="2692331" calcext:value-type="float">
            <text:p>2692331</text:p>
          </table:table-cell>
          <table:table-cell table:formula="of:=AVERAGE([.D12:.J12])" office:value-type="float" office:value="2685468.57142857" calcext:value-type="float">
            <text:p>2685468.57</text:p>
          </table:table-cell>
          <table:table-cell table:formula="of:=STDEV([.D12:.J12])" office:value-type="float" office:value="81298.1567110783" calcext:value-type="float">
            <text:p>81298.16</text:p>
          </table:table-cell>
          <table:table-cell table:formula="of:=[.K12]/[.C12]" office:value-type="float" office:value="0.268546857142857" calcext:value-type="float">
            <text:p>0.268546857142857</text:p>
          </table:table-cell>
          <table:table-cell table:formula="of:=[.M12]/[.M13]" office:value-type="float" office:value="1.02544089810658" calcext:value-type="float">
            <text:p>1.02544089810658</text:p>
          </table:table-cell>
          <table:table-cell table:formula="of:=SQRT(([.L12]*[.L12])/7+([.L13]*[.L13])/7)" office:value-type="float" office:value="47987.3444146057" calcext:value-type="float">
            <text:p>47987.3444146057</text:p>
          </table:table-cell>
          <table:table-cell table:formula="of:=([.K12]-[.K13])/[.O12]" office:value-type="float" office:value="1.38840177756182" calcext:value-type="float">
            <text:p>1.38840177756182</text:p>
          </table:table-cell>
          <table:table-cell table:style-name="ce2" table:formula="of:=IF(ABS([.P12]) &gt;[.$R$1];&quot;DIFFERENT&quot;;&quot;STAT. INSIGNIFICANT&quot;)" office:value-type="string" office:string-value="STAT. INSIGNIFICANT" calcext:value-type="string">
            <text:p>STAT. INSIGNIFICANT</text:p>
          </table:table-cell>
          <table:table-cell table:formula="of:=IF([.K12]&gt;[.K13];&quot;STDVEC&quot;;&quot;POLYVEC&quot;)" office:value-type="string" office:string-value="STDVEC" calcext:value-type="string">
            <text:p>STDVEC</text:p>
          </table:table-cell>
          <table:table-cell table:formula="of:=TTEST([.D12:.J12];[.D13:.J13];2;3)" office:value-type="float" office:value="0.191047599258041" calcext:value-type="float">
            <text:p>0.191047599258041</text:p>
          </table:table-cell>
          <table:table-cell table:formula="of:=IF(ABS([.S12])&gt;[.$T$1];&quot;INSIG&quot;;&quot;DIFF&quot;)" office:value-type="string" office:string-value="INSIG" calcext:value-type="string">
            <text:p>INSIG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25" calcext:value-type="float">
            <text:p>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44512" calcext:value-type="float">
            <text:p>2544512</text:p>
          </table:table-cell>
          <table:table-cell office:value-type="float" office:value="2702059" calcext:value-type="float">
            <text:p>2702059</text:p>
          </table:table-cell>
          <table:table-cell office:value-type="float" office:value="2537245" calcext:value-type="float">
            <text:p>2537245</text:p>
          </table:table-cell>
          <table:table-cell office:value-type="float" office:value="2536792" calcext:value-type="float">
            <text:p>2536792</text:p>
          </table:table-cell>
          <table:table-cell office:value-type="float" office:value="2723801" calcext:value-type="float">
            <text:p>2723801</text:p>
          </table:table-cell>
          <table:table-cell office:value-type="float" office:value="2546371" calcext:value-type="float">
            <text:p>2546371</text:p>
          </table:table-cell>
          <table:table-cell office:value-type="float" office:value="2741120" calcext:value-type="float">
            <text:p>2741120</text:p>
          </table:table-cell>
          <table:table-cell table:formula="of:=AVERAGE([.D13:.J13])" office:value-type="float" office:value="2618842.85714286" calcext:value-type="float">
            <text:p>2618842.86</text:p>
          </table:table-cell>
          <table:table-cell table:formula="of:=STDEV([.D13:.J13])" office:value-type="float" office:value="97519.7738058434" calcext:value-type="float">
            <text:p>97519.77</text:p>
          </table:table-cell>
          <table:table-cell table:formula="of:=[.K13]/[.C13]" office:value-type="float" office:value="0.261884285714286" calcext:value-type="float">
            <text:p>0.261884285714286</text:p>
          </table:table-cell>
          <table:table-cell table:formula="of:=[.M13]/[.M1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50" calcext:value-type="float">
            <text:p>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87661" calcext:value-type="float">
            <text:p>6187661</text:p>
          </table:table-cell>
          <table:table-cell office:value-type="float" office:value="6027506" calcext:value-type="float">
            <text:p>6027506</text:p>
          </table:table-cell>
          <table:table-cell office:value-type="float" office:value="6099289" calcext:value-type="float">
            <text:p>6099289</text:p>
          </table:table-cell>
          <table:table-cell office:value-type="float" office:value="6074096" calcext:value-type="float">
            <text:p>6074096</text:p>
          </table:table-cell>
          <table:table-cell office:value-type="float" office:value="6045781" calcext:value-type="float">
            <text:p>6045781</text:p>
          </table:table-cell>
          <table:table-cell office:value-type="float" office:value="5949858" calcext:value-type="float">
            <text:p>5949858</text:p>
          </table:table-cell>
          <table:table-cell office:value-type="float" office:value="6094814" calcext:value-type="float">
            <text:p>6094814</text:p>
          </table:table-cell>
          <table:table-cell table:formula="of:=AVERAGE([.D14:.J14])" office:value-type="float" office:value="6068429.28571429" calcext:value-type="float">
            <text:p>6068429.29</text:p>
          </table:table-cell>
          <table:table-cell table:formula="of:=STDEV([.D14:.J14])" office:value-type="float" office:value="73193.3494376693" calcext:value-type="float">
            <text:p>73193.35</text:p>
          </table:table-cell>
          <table:table-cell table:formula="of:=[.K14]/[.C14]" office:value-type="float" office:value="0.606842928571429" calcext:value-type="float">
            <text:p>0.606842928571429</text:p>
          </table:table-cell>
          <table:table-cell table:formula="of:=[.M14]/[.M15]" office:value-type="float" office:value="1.05219377384923" calcext:value-type="float">
            <text:p>1.05219377384923</text:p>
          </table:table-cell>
          <table:table-cell table:formula="of:=SQRT(([.L14]*[.L14])/7+([.L15]*[.L15])/7)" office:value-type="float" office:value="65637.2642927533" calcext:value-type="float">
            <text:p>65637.2642927533</text:p>
          </table:table-cell>
          <table:table-cell table:formula="of:=([.K14]-[.K15])/[.O14]" office:value-type="float" office:value="4.5861557078782" calcext:value-type="float">
            <text:p>4.5861557078782</text:p>
          </table:table-cell>
          <table:table-cell table:style-name="ce2" table:formula="of:=IF(ABS([.P14]) &gt;[.$R$1];&quot;DIFFERENT&quot;;&quot;STAT. INSIGNIFICANT&quot;)" office:value-type="string" office:string-value="DIFFERENT" calcext:value-type="string">
            <text:p>DIFFERENT</text:p>
          </table:table-cell>
          <table:table-cell table:formula="of:=IF([.K14]&gt;[.K15];&quot;STDVEC&quot;;&quot;POLYVEC&quot;)" office:value-type="string" office:string-value="STDVEC" calcext:value-type="string">
            <text:p>STDVEC</text:p>
          </table:table-cell>
          <table:table-cell table:formula="of:=TTEST([.D14:.J14];[.D15:.J15];2;3)" office:value-type="float" office:value="0.00153805355074399" calcext:value-type="float">
            <text:p>0.001538053550744</text:p>
          </table:table-cell>
          <table:table-cell table:formula="of:=IF(ABS([.S14])&gt;[.$T$1];&quot;INSIG&quot;;&quot;DIFF&quot;)" office:value-type="string" office:string-value="DIFF" calcext:value-type="string">
            <text:p>DIFF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50" calcext:value-type="float">
            <text:p>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47205" calcext:value-type="float">
            <text:p>5747205</text:p>
          </table:table-cell>
          <table:table-cell office:value-type="float" office:value="6005109" calcext:value-type="float">
            <text:p>6005109</text:p>
          </table:table-cell>
          <table:table-cell office:value-type="float" office:value="5686550" calcext:value-type="float">
            <text:p>5686550</text:p>
          </table:table-cell>
          <table:table-cell office:value-type="float" office:value="5690104" calcext:value-type="float">
            <text:p>5690104</text:p>
          </table:table-cell>
          <table:table-cell office:value-type="float" office:value="5619667" calcext:value-type="float">
            <text:p>5619667</text:p>
          </table:table-cell>
          <table:table-cell office:value-type="float" office:value="5975381" calcext:value-type="float">
            <text:p>5975381</text:p>
          </table:table-cell>
          <table:table-cell office:value-type="float" office:value="5647830" calcext:value-type="float">
            <text:p>5647830</text:p>
          </table:table-cell>
          <table:table-cell table:formula="of:=AVERAGE([.D15:.J15])" office:value-type="float" office:value="5767406.57142857" calcext:value-type="float">
            <text:p>5767406.57</text:p>
          </table:table-cell>
          <table:table-cell table:formula="of:=STDEV([.D15:.J15])" office:value-type="float" office:value="157481.70320692" calcext:value-type="float">
            <text:p>157481.70</text:p>
          </table:table-cell>
          <table:table-cell table:formula="of:=[.K15]/[.C15]" office:value-type="float" office:value="0.576740657142857" calcext:value-type="float">
            <text:p>0.576740657142857</text:p>
          </table:table-cell>
          <table:table-cell table:formula="of:=[.M15]/[.M1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53257" calcext:value-type="float">
            <text:p>1253257</text:p>
          </table:table-cell>
          <table:table-cell office:value-type="float" office:value="1255230" calcext:value-type="float">
            <text:p>1255230</text:p>
          </table:table-cell>
          <table:table-cell office:value-type="float" office:value="1252716" calcext:value-type="float">
            <text:p>1252716</text:p>
          </table:table-cell>
          <table:table-cell office:value-type="float" office:value="1259099" calcext:value-type="float">
            <text:p>1259099</text:p>
          </table:table-cell>
          <table:table-cell office:value-type="float" office:value="1253925" calcext:value-type="float">
            <text:p>1253925</text:p>
          </table:table-cell>
          <table:table-cell office:value-type="float" office:value="1335240" calcext:value-type="float">
            <text:p>1335240</text:p>
          </table:table-cell>
          <table:table-cell office:value-type="float" office:value="1312637" calcext:value-type="float">
            <text:p>1312637</text:p>
          </table:table-cell>
          <table:table-cell office:value-type="float" office:value="1312637" calcext:value-type="float">
            <text:p>1312637.00</text:p>
          </table:table-cell>
          <table:table-cell table:formula="of:=STDEV([.D16:.J16])" office:value-type="float" office:value="34402.9753641275" calcext:value-type="float">
            <text:p>34402.98</text:p>
          </table:table-cell>
          <table:table-cell table:formula="of:=[.K16]/[.C16]" office:value-type="float" office:value="1.312637" calcext:value-type="float">
            <text:p>1.312637</text:p>
          </table:table-cell>
          <table:table-cell table:formula="of:=[.M16]/[.M17]" office:value-type="float" office:value="1.01282546884102" calcext:value-type="float">
            <text:p>1.01282546884102</text:p>
          </table:table-cell>
          <table:table-cell table:formula="of:=SQRT(([.L16]*[.L16])/7+([.L17]*[.L17])/7)" office:value-type="float" office:value="13304.3253697517" calcext:value-type="float">
            <text:p>13304.3253697517</text:p>
          </table:table-cell>
          <table:table-cell table:formula="of:=([.K16]-[.K17])/[.O16]" office:value-type="float" office:value="1.24936812187345" calcext:value-type="float">
            <text:p>1.24936812187345</text:p>
          </table:table-cell>
          <table:table-cell table:style-name="ce2" table:formula="of:=IF(ABS([.P16]) &gt;[.$R$1];&quot;DIFFERENT&quot;;&quot;STAT. INSIGNIFICANT&quot;)" office:value-type="string" office:string-value="STAT. INSIGNIFICANT" calcext:value-type="string">
            <text:p>STAT. INSIGNIFICANT</text:p>
          </table:table-cell>
          <table:table-cell table:formula="of:=IF([.K16]&gt;[.K17];&quot;STDVEC&quot;;&quot;POLYVEC&quot;)" office:value-type="string" office:string-value="STDVEC" calcext:value-type="string">
            <text:p>STDVEC</text:p>
          </table:table-cell>
          <table:table-cell table:formula="of:=TTEST([.D16:.J16];[.D17:.J17];2;3)" office:value-type="float" office:value="0.25767483036592" calcext:value-type="float">
            <text:p>0.25767483036592</text:p>
          </table:table-cell>
          <table:table-cell table:formula="of:=IF(ABS([.S16])&gt;[.$T$1];&quot;INSIG&quot;;&quot;DIFF&quot;)" office:value-type="string" office:string-value="INSIG" calcext:value-type="string">
            <text:p>INSIG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94332" calcext:value-type="float">
            <text:p>1294332</text:p>
          </table:table-cell>
          <table:table-cell office:value-type="float" office:value="1298243" calcext:value-type="float">
            <text:p>1298243</text:p>
          </table:table-cell>
          <table:table-cell office:value-type="float" office:value="1301187" calcext:value-type="float">
            <text:p>1301187</text:p>
          </table:table-cell>
          <table:table-cell table:number-columns-repeated="2" office:value-type="float" office:value="1289919" calcext:value-type="float">
            <text:p>1289919</text:p>
          </table:table-cell>
          <table:table-cell table:number-columns-repeated="2" office:value-type="float" office:value="1281967" calcext:value-type="float">
            <text:p>1281967</text:p>
          </table:table-cell>
          <table:table-cell office:value-type="float" office:value="1296015" calcext:value-type="float">
            <text:p>1296015.00</text:p>
          </table:table-cell>
          <table:table-cell table:formula="of:=STDEV([.D17:.J17])" office:value-type="float" office:value="7447.87224009394" calcext:value-type="float">
            <text:p>7447.87</text:p>
          </table:table-cell>
          <table:table-cell table:formula="of:=[.K17]/[.C17]" office:value-type="float" office:value="1.296015" calcext:value-type="float">
            <text:p>1.296015</text:p>
          </table:table-cell>
          <table:table-cell table:formula="of:=[.M17]/[.M1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07313" calcext:value-type="float">
            <text:p>1307313</text:p>
          </table:table-cell>
          <table:table-cell office:value-type="float" office:value="1301857" calcext:value-type="float">
            <text:p>1301857</text:p>
          </table:table-cell>
          <table:table-cell office:value-type="float" office:value="1311870" calcext:value-type="float">
            <text:p>1311870</text:p>
          </table:table-cell>
          <table:table-cell office:value-type="float" office:value="1309793" calcext:value-type="float">
            <text:p>1309793</text:p>
          </table:table-cell>
          <table:table-cell office:value-type="float" office:value="1314059" calcext:value-type="float">
            <text:p>1314059</text:p>
          </table:table-cell>
          <table:table-cell office:value-type="float" office:value="1315141" calcext:value-type="float">
            <text:p>1315141</text:p>
          </table:table-cell>
          <table:table-cell office:value-type="float" office:value="1319773" calcext:value-type="float">
            <text:p>1319773</text:p>
          </table:table-cell>
          <table:table-cell table:formula="of:=AVERAGE([.D18:.J18])" office:value-type="float" office:value="1311400.85714286" calcext:value-type="float">
            <text:p>1311400.86</text:p>
          </table:table-cell>
          <table:table-cell table:formula="of:=STDEV([.D18:.J18])" office:value-type="float" office:value="5798.68164409151" calcext:value-type="float">
            <text:p>5798.68</text:p>
          </table:table-cell>
          <table:table-cell table:formula="of:=[.K18]/[.C18]" office:value-type="float" office:value="13.1140085714286" calcext:value-type="float">
            <text:p>13.1140085714286</text:p>
          </table:table-cell>
          <table:table-cell table:formula="of:=[.M18]/[.M19]" office:value-type="float" office:value="0.712581039370313" calcext:value-type="float">
            <text:p>0.712581039370313</text:p>
          </table:table-cell>
          <table:table-cell table:formula="of:=SQRT(([.L18]*[.L18])/7+([.L19]*[.L19])/7)" office:value-type="float" office:value="7183.1486534967" calcext:value-type="float">
            <text:p>7183.1486534967</text:p>
          </table:table-cell>
          <table:table-cell table:formula="of:=([.K18]-[.K19])/[.O18]" office:value-type="float" office:value="-73.637962137111" calcext:value-type="float">
            <text:p>-73.637962137111</text:p>
          </table:table-cell>
          <table:table-cell table:style-name="ce2" table:formula="of:=IF(ABS([.P18]) &gt;[.$R$1];&quot;DIFFERENT&quot;;&quot;SAME&quot;)" office:value-type="string" office:string-value="DIFFERENT" calcext:value-type="string">
            <text:p>DIFFERENT</text:p>
          </table:table-cell>
          <table:table-cell table:formula="of:=IF([.K18]&gt;[.K19];&quot;STDVEC&quot;;&quot;POLYVEC&quot;)" office:value-type="string" office:string-value="POLYVEC" calcext:value-type="string">
            <text:p>POLYVEC</text:p>
          </table:table-cell>
          <table:table-cell table:formula="of:=TTEST([.D18:.J18];[.D19:.J19];2;3)" office:value-type="float" office:value="0.0000000000119106019806064" calcext:value-type="float">
            <text:p>1.19106019806064E-11</text:p>
          </table:table-cell>
          <table:table-cell table:formula="of:=IF(ABS([.S18])&gt;[.$T$1];&quot;INSIG&quot;;&quot;DIFF&quot;)" office:value-type="string" office:string-value="DIFF" calcext:value-type="string">
            <text:p>DIFF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74673" calcext:value-type="float">
            <text:p>1874673</text:p>
          </table:table-cell>
          <table:table-cell office:value-type="float" office:value="1815216" calcext:value-type="float">
            <text:p>1815216</text:p>
          </table:table-cell>
          <table:table-cell office:value-type="float" office:value="1830040" calcext:value-type="float">
            <text:p>1830040</text:p>
          </table:table-cell>
          <table:table-cell table:number-columns-repeated="2" office:value-type="float" office:value="1837865" calcext:value-type="float">
            <text:p>1837865</text:p>
          </table:table-cell>
          <table:table-cell office:value-type="float" office:value="1846426" calcext:value-type="float">
            <text:p>1846426</text:p>
          </table:table-cell>
          <table:table-cell office:value-type="float" office:value="1840388" calcext:value-type="float">
            <text:p>1840388</text:p>
          </table:table-cell>
          <table:table-cell table:formula="of:=AVERAGE([.D19:.J19])" office:value-type="float" office:value="1840353.28571429" calcext:value-type="float">
            <text:p>1840353.29</text:p>
          </table:table-cell>
          <table:table-cell table:formula="of:=STDEV([.D19:.J19])" office:value-type="float" office:value="18098.5818018456" calcext:value-type="float">
            <text:p>18098.58</text:p>
          </table:table-cell>
          <table:table-cell table:formula="of:=[.K19]/[.C19]" office:value-type="float" office:value="18.4035328571429" calcext:value-type="float">
            <text:p>18.4035328571429</text:p>
          </table:table-cell>
          <table:table-cell table:formula="of:=[.M19]/[.M1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322663" calcext:value-type="float">
            <text:p>1322663</text:p>
          </table:table-cell>
          <table:table-cell office:value-type="float" office:value="1331633" calcext:value-type="float">
            <text:p>1331633</text:p>
          </table:table-cell>
          <table:table-cell table:number-columns-repeated="2" office:value-type="float" office:value="1312212" calcext:value-type="float">
            <text:p>1312212</text:p>
          </table:table-cell>
          <table:table-cell office:value-type="float" office:value="1320531" calcext:value-type="float">
            <text:p>1320531</text:p>
          </table:table-cell>
          <table:table-cell office:value-type="float" office:value="1319674" calcext:value-type="float">
            <text:p>1319674</text:p>
          </table:table-cell>
          <table:table-cell office:value-type="float" office:value="1323566" calcext:value-type="float">
            <text:p>1323566</text:p>
          </table:table-cell>
          <table:table-cell table:formula="of:=AVERAGE([.D20:.J20])" office:value-type="float" office:value="1320355.85714286" calcext:value-type="float">
            <text:p>1320355.86</text:p>
          </table:table-cell>
          <table:table-cell table:formula="of:=STDEV([.D20:.J20])" office:value-type="float" office:value="6781.62098195241" calcext:value-type="float">
            <text:p>6781.62</text:p>
          </table:table-cell>
          <table:table-cell table:formula="of:=[.K20]/[.C20]" office:value-type="float" office:value="132.035585714286" calcext:value-type="float">
            <text:p>132.035585714286</text:p>
          </table:table-cell>
          <table:table-cell table:formula="of:=[.M20]/[.M21]" office:value-type="float" office:value="0.574166763163637" calcext:value-type="float">
            <text:p>0.574166763163637</text:p>
          </table:table-cell>
          <table:table-cell table:formula="of:=SQRT(([.L20]*[.L20])/7+([.L21]*[.L21])/7)" office:value-type="float" office:value="29962.3987455116" calcext:value-type="float">
            <text:p>29962.3987455116</text:p>
          </table:table-cell>
          <table:table-cell table:formula="of:=([.K20]-[.K21])/[.O20]" office:value-type="float" office:value="-32.6825492092906" calcext:value-type="float">
            <text:p>-32.6825492092906</text:p>
          </table:table-cell>
          <table:table-cell table:style-name="ce2" table:formula="of:=IF(ABS([.P20]) &gt;[.$R$1];&quot;DIFFERENT&quot;;&quot;SAME&quot;)" office:value-type="string" office:string-value="DIFFERENT" calcext:value-type="string">
            <text:p>DIFFERENT</text:p>
          </table:table-cell>
          <table:table-cell table:formula="of:=IF([.K20]&gt;[.K21];&quot;STDVEC&quot;;&quot;POLYVEC&quot;)" office:value-type="string" office:string-value="POLYVEC" calcext:value-type="string">
            <text:p>POLYVEC</text:p>
          </table:table-cell>
          <table:table-cell table:formula="of:=TTEST([.D20:.J20];[.D21:.J21];2;3)" office:value-type="float" office:value="0.0000000450517317763459" calcext:value-type="float">
            <text:p>4.50517317763459E-08</text:p>
          </table:table-cell>
          <table:table-cell table:formula="of:=IF(ABS([.S20])&gt;[.$T$1];&quot;INSIG&quot;;&quot;DIFF&quot;)" office:value-type="string" office:string-value="DIFF" calcext:value-type="string">
            <text:p>DIFF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452260" calcext:value-type="float">
            <text:p>2452260</text:p>
          </table:table-cell>
          <table:table-cell office:value-type="float" office:value="2288440" calcext:value-type="float">
            <text:p>2288440</text:p>
          </table:table-cell>
          <table:table-cell office:value-type="float" office:value="2313605" calcext:value-type="float">
            <text:p>2313605</text:p>
          </table:table-cell>
          <table:table-cell office:value-type="float" office:value="2323860" calcext:value-type="float">
            <text:p>2323860</text:p>
          </table:table-cell>
          <table:table-cell office:value-type="float" office:value="2208269" calcext:value-type="float">
            <text:p>2208269</text:p>
          </table:table-cell>
          <table:table-cell office:value-type="float" office:value="2233423" calcext:value-type="float">
            <text:p>2233423</text:p>
          </table:table-cell>
          <table:table-cell office:value-type="float" office:value="2277367" calcext:value-type="float">
            <text:p>2277367</text:p>
          </table:table-cell>
          <table:table-cell table:formula="of:=AVERAGE([.D21:.J21])" office:value-type="float" office:value="2299603.42857143" calcext:value-type="float">
            <text:p>2299603.43</text:p>
          </table:table-cell>
          <table:table-cell table:formula="of:=STDEV([.D21:.J21])" office:value-type="float" office:value="78982.4473345337" calcext:value-type="float">
            <text:p>78982.45</text:p>
          </table:table-cell>
          <table:table-cell table:formula="of:=[.K21]/[.C21]" office:value-type="float" office:value="229.960342857143" calcext:value-type="float">
            <text:p>229.960342857143</text:p>
          </table:table-cell>
          <table:table-cell table:formula="of:=[.M21]/[.M2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46560" calcext:value-type="float">
            <text:p>1646560</text:p>
          </table:table-cell>
          <table:table-cell office:value-type="float" office:value="1621683" calcext:value-type="float">
            <text:p>1621683</text:p>
          </table:table-cell>
          <table:table-cell office:value-type="float" office:value="1605168" calcext:value-type="float">
            <text:p>1605168</text:p>
          </table:table-cell>
          <table:table-cell office:value-type="float" office:value="1602508" calcext:value-type="float">
            <text:p>1602508</text:p>
          </table:table-cell>
          <table:table-cell table:number-columns-repeated="2" office:value-type="float" office:value="1618461" calcext:value-type="float">
            <text:p>1618461</text:p>
          </table:table-cell>
          <table:table-cell office:value-type="float" office:value="1605781" calcext:value-type="float">
            <text:p>1605781</text:p>
          </table:table-cell>
          <table:table-cell table:formula="of:=AVERAGE([.D22:.J22])" office:value-type="float" office:value="1616946" calcext:value-type="float">
            <text:p>1616946.00</text:p>
          </table:table-cell>
          <table:table-cell table:formula="of:=STDEV([.D22:.J22])" office:value-type="float" office:value="15142.9464768254" calcext:value-type="float">
            <text:p>15142.95</text:p>
          </table:table-cell>
          <table:table-cell table:formula="of:=[.K22]/[.C22]" office:value-type="float" office:value="161.6946" calcext:value-type="float">
            <text:p>161.6946</text:p>
          </table:table-cell>
          <table:table-cell table:formula="of:=[.M22]/[.M23]" office:value-type="float" office:value="0.306942493315934" calcext:value-type="float">
            <text:p>0.306942493315934</text:p>
          </table:table-cell>
          <table:table-cell table:formula="of:=SQRT(([.L22]*[.L22])/7+([.L23]*[.L23])/7)" office:value-type="float" office:value="230183.349728452" calcext:value-type="float">
            <text:p>230183.349728452</text:p>
          </table:table-cell>
          <table:table-cell table:formula="of:=([.K22]-[.K23])/[.O22]" office:value-type="float" office:value="-15.8611205434707" calcext:value-type="float">
            <text:p>-15.8611205434707</text:p>
          </table:table-cell>
          <table:table-cell table:style-name="ce2" table:formula="of:=IF(ABS([.P22]) &gt;[.$R$1];&quot;DIFFERENT&quot;;&quot;SAME&quot;)" office:value-type="string" office:string-value="DIFFERENT" calcext:value-type="string">
            <text:p>DIFFERENT</text:p>
          </table:table-cell>
          <table:table-cell table:formula="of:=IF([.K22]&gt;[.K23];&quot;STDVEC&quot;;&quot;POLYVEC&quot;)" office:value-type="string" office:string-value="POLYVEC" calcext:value-type="string">
            <text:p>POLYVEC</text:p>
          </table:table-cell>
          <table:table-cell table:formula="of:=TTEST([.D22:.J22];[.D23:.J23];2;3)" office:value-type="float" office:value="0.00000394182053421211" calcext:value-type="float">
            <text:p>3.94182053421211E-06</text:p>
          </table:table-cell>
          <table:table-cell table:formula="of:=IF(ABS([.S22])&gt;[.$T$1];&quot;INSIG&quot;;&quot;DIFF&quot;)" office:value-type="string" office:string-value="DIFF" calcext:value-type="string">
            <text:p>DIFF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458392" calcext:value-type="float">
            <text:p>4458392</text:p>
          </table:table-cell>
          <table:table-cell office:value-type="float" office:value="5458374" calcext:value-type="float">
            <text:p>5458374</text:p>
          </table:table-cell>
          <table:table-cell office:value-type="float" office:value="4392751" calcext:value-type="float">
            <text:p>4392751</text:p>
          </table:table-cell>
          <table:table-cell office:value-type="float" office:value="5247266" calcext:value-type="float">
            <text:p>5247266</text:p>
          </table:table-cell>
          <table:table-cell office:value-type="float" office:value="5784884" calcext:value-type="float">
            <text:p>5784884</text:p>
          </table:table-cell>
          <table:table-cell office:value-type="float" office:value="5787860" calcext:value-type="float">
            <text:p>5787860</text:p>
          </table:table-cell>
          <table:table-cell office:value-type="float" office:value="5745856" calcext:value-type="float">
            <text:p>5745856</text:p>
          </table:table-cell>
          <table:table-cell table:formula="of:=AVERAGE([.D23:.J23])" office:value-type="float" office:value="5267911.85714286" calcext:value-type="float">
            <text:p>5267911.86</text:p>
          </table:table-cell>
          <table:table-cell table:formula="of:=STDEV([.D23:.J23])" office:value-type="float" office:value="608819.605973293" calcext:value-type="float">
            <text:p>608819.61</text:p>
          </table:table-cell>
          <table:table-cell table:formula="of:=[.K23]/[.C23]" office:value-type="float" office:value="526.791185714286" calcext:value-type="float">
            <text:p>526.791185714286</text:p>
          </table:table-cell>
          <table:table-cell table:formula="of:=[.M23]/[.M23]" office:value-type="float" office:value="1" calcext:value-type="float">
            <text:p>1</text:p>
          </table:table-cell>
          <table:table-cell table:number-columns-repeated="6"/>
        </table:table-row>
      </table:table>
      <table:table table:name="Meas1-graph" table:style-name="ta1">
        <table:shapes>
          <draw:frame draw:z-index="0" draw:style-name="gr1" draw:text-style-name="P1" svg:width="563.9pt" svg:height="317.17pt" svg:x="40.31pt" svg:y="210.64pt">
            <draw:object draw:notify-on-update-of-ranges="'Meas1-graph'.A2:'Meas1-graph'.A12 'Meas1-graph'.B1:'Meas1-graph'.B1 'Meas1-graph'.B2:'Meas1-graph'.B12 'Meas1-graph'.C1:'Meas1-graph'.C1 'Meas1-graph'.C2:'Meas1-graph'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bject count</text:p>
          </table:table-cell>
          <table:table-cell office:value-type="string" calcext:value-type="string">
            <text:p>poly::vec relative</text:p>
          </table:table-cell>
          <table:table-cell office:value-type="string" calcext:value-type="string">
            <text:p>std::vec (unit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365208667818" calcext:value-type="float">
            <text:p>0.66365208667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6896676247173" calcext:value-type="float">
            <text:p>1.16896676247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1340306951642" calcext:value-type="float">
            <text:p>1.113403069516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0514642292376" calcext:value-type="float">
            <text:p>1.00514642292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96086025442903" calcext:value-type="float">
            <text:p>0.996086025442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02544089810658" calcext:value-type="float">
            <text:p>1.02544089810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05219377384923" calcext:value-type="float">
            <text:p>1.05219377384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68664203216766" calcext:value-type="float">
            <text:p>0.9686642032167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712581039370313" calcext:value-type="float">
            <text:p>0.712581039370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574166763163636" calcext:value-type="float">
            <text:p>0.574166763163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306942493315934" calcext:value-type="float">
            <text:p>0.306942493315934</text:p>
          </table:table-cell>
          <table:table-cell office:value-type="float" office:value="1" calcext:value-type="float">
            <text:p>1</text:p>
          </table:table-cell>
        </table:table-row>
      </table:table>
      <table:table table:name="Meas2-AllocCount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object count</text:p>
          </table:table-cell>
          <table:table-cell table:style-name="Default" office:value-type="string" calcext:value-type="string">
            <text:p>log2(obj)</text:p>
          </table:table-cell>
          <table:table-cell office:value-type="string" calcext:value-type="string">
            <text:p>Iteration count</text:p>
          </table:table-cell>
          <table:table-cell office:value-type="string" calcext:value-type="string">
            <text:p>poly::vec AllocCount</text:p>
          </table:table-cell>
          <table:table-cell office:value-type="string" calcext:value-type="string">
            <text:p>poly::vec AllocSize</text:p>
          </table:table-cell>
          <table:table-cell office:value-type="string" calcext:value-type="string">
            <text:p>std::vec AllocCount</text:p>
          </table:table-cell>
          <table:table-cell office:value-type="string" calcext:value-type="string">
            <text:p>std::vec AllocSize</text:p>
          </table:table-cell>
          <table:table-cell office:value-type="string" calcext:value-type="string">
            <text:p>log poly</text:p>
          </table:table-cell>
          <table:table-cell office:value-type="string" calcext:value-type="string">
            <text:p>log vec</text:p>
          </table:table-cell>
          <table:table-cell office:value-type="string" calcext:value-type="string">
            <text:p>log size poly</text:p>
          </table:table-cell>
          <table:table-cell office:value-type="string" calcext:value-type="string">
            <text:p>log size std</text:p>
          </table:table-cell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" calcext:value-type="float">
            <text:p>1</text:p>
          </table:table-cell>
          <table:table-cell table:formula="of:=LOG([.B2];10)"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LOG([.E2];10)" office:value-type="float" office:value="0" calcext:value-type="float">
            <text:p>0</text:p>
          </table:table-cell>
          <table:table-cell table:formula="of:=LOG([.G2];10)" office:value-type="float" office:value="0.301029995663981" calcext:value-type="float">
            <text:p>0.301029995663981</text:p>
          </table:table-cell>
          <table:table-cell table:formula="of:=LOG([.F2])" office:value-type="float" office:value="1.60205999132796" calcext:value-type="float">
            <text:p>1.60205999132796</text:p>
          </table:table-cell>
          <table:table-cell table:formula="of:=LOG([.H2])" office:value-type="float" office:value="1.07918124604762" calcext:value-type="float">
            <text:p>1.07918124604762</text:p>
          </table:table-cell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5" calcext:value-type="float">
            <text:p>5</text:p>
          </table:table-cell>
          <table:table-cell table:formula="of:=LOG([.B3];10)" office:value-type="float" office:value="0.698970004336019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0" calcext:value-type="float">
            <text:p>58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formula="of:=LOG([.E3];10)" office:value-type="float" office:value="0.602059991327962" calcext:value-type="float">
            <text:p>0.602059991327962</text:p>
          </table:table-cell>
          <table:table-cell table:formula="of:=LOG([.G3];10)" office:value-type="float" office:value="1" calcext:value-type="float">
            <text:p>1</text:p>
          </table:table-cell>
          <table:table-cell table:formula="of:=LOG([.F3])" office:value-type="float" office:value="2.76342799356294" calcext:value-type="float">
            <text:p>2.76342799356294</text:p>
          </table:table-cell>
          <table:table-cell table:formula="of:=LOG([.H3])" office:value-type="float" office:value="2.10720996964787" calcext:value-type="float">
            <text:p>2.10720996964787</text:p>
          </table:table-cell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0" calcext:value-type="float">
            <text:p>10</text:p>
          </table:table-cell>
          <table:table-cell table:formula="of:=LOG([.B4];10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48" calcext:value-type="float">
            <text:p>1148</text:p>
          </table:table-cell>
          <table:table-cell office:value-type="float" office:value="17" calcext:value-type="float">
            <text:p>17</text:p>
          </table:table-cell>
          <table:table-cell office:value-type="float" office:value="280" calcext:value-type="float">
            <text:p>280</text:p>
          </table:table-cell>
          <table:table-cell table:formula="of:=LOG([.E4];10)" office:value-type="float" office:value="0.698970004336019" calcext:value-type="float">
            <text:p>0.698970004336019</text:p>
          </table:table-cell>
          <table:table-cell table:formula="of:=LOG([.G4];10)" office:value-type="float" office:value="1.23044892137827" calcext:value-type="float">
            <text:p>1.23044892137827</text:p>
          </table:table-cell>
          <table:table-cell table:formula="of:=LOG([.F4])" office:value-type="float" office:value="3.05994188806195" calcext:value-type="float">
            <text:p>3.05994188806195</text:p>
          </table:table-cell>
          <table:table-cell table:formula="of:=LOG([.H4])" office:value-type="float" office:value="2.44715803134222" calcext:value-type="float">
            <text:p>2.44715803134222</text:p>
          </table:table-cell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5" calcext:value-type="float">
            <text:p>15</text:p>
          </table:table-cell>
          <table:table-cell table:formula="of:=LOG([.B5];10)" office:value-type="float" office:value="1.17609125905568" calcext:value-type="float">
            <text:p>1.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48" calcext:value-type="float">
            <text:p>1148</text:p>
          </table:table-cell>
          <table:table-cell office:value-type="float" office:value="23" calcext:value-type="float">
            <text:p>23</text:p>
          </table:table-cell>
          <table:table-cell office:value-type="float" office:value="404" calcext:value-type="float">
            <text:p>404</text:p>
          </table:table-cell>
          <table:table-cell table:formula="of:=LOG([.E5];10)" office:value-type="float" office:value="0.698970004336019" calcext:value-type="float">
            <text:p>0.698970004336019</text:p>
          </table:table-cell>
          <table:table-cell table:formula="of:=LOG([.G5];10)" office:value-type="float" office:value="1.36172783601759" calcext:value-type="float">
            <text:p>1.36172783601759</text:p>
          </table:table-cell>
          <table:table-cell table:formula="of:=LOG([.F5])" office:value-type="float" office:value="3.05994188806195" calcext:value-type="float">
            <text:p>3.05994188806195</text:p>
          </table:table-cell>
          <table:table-cell table:formula="of:=LOG([.H5])" office:value-type="float" office:value="2.6063813651106" calcext:value-type="float">
            <text:p>2.6063813651106</text:p>
          </table:table-cell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20" calcext:value-type="float">
            <text:p>20</text:p>
          </table:table-cell>
          <table:table-cell table:formula="of:=LOG([.B6];10)" office:value-type="float" office:value="1.30102999566398" calcext:value-type="float">
            <text:p>1.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04" calcext:value-type="float">
            <text:p>2204</text:p>
          </table:table-cell>
          <table:table-cell office:value-type="float" office:value="29" calcext:value-type="float">
            <text:p>29</text:p>
          </table:table-cell>
          <table:table-cell office:value-type="float" office:value="572" calcext:value-type="float">
            <text:p>572</text:p>
          </table:table-cell>
          <table:table-cell table:formula="of:=LOG([.E6];10)" office:value-type="float" office:value="0.778151250383644" calcext:value-type="float">
            <text:p>0.778151250383644</text:p>
          </table:table-cell>
          <table:table-cell table:formula="of:=LOG([.G6];10)" office:value-type="float" office:value="1.46239799789896" calcext:value-type="float">
            <text:p>1.46239799789896</text:p>
          </table:table-cell>
          <table:table-cell table:formula="of:=LOG([.F6])" office:value-type="float" office:value="3.34321159017975" calcext:value-type="float">
            <text:p>3.34321159017975</text:p>
          </table:table-cell>
          <table:table-cell table:formula="of:=LOG([.H6])" office:value-type="float" office:value="2.75739602879302" calcext:value-type="float">
            <text:p>2.75739602879302</text:p>
          </table:table-cell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25" calcext:value-type="float">
            <text:p>25</text:p>
          </table:table-cell>
          <table:table-cell table:formula="of:=LOG([.B7];10)" office:value-type="float" office:value="1.39794000867204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04" calcext:value-type="float">
            <text:p>2204</text:p>
          </table:table-cell>
          <table:table-cell office:value-type="float" office:value="34" calcext:value-type="float">
            <text:p>34</text:p>
          </table:table-cell>
          <table:table-cell office:value-type="float" office:value="620" calcext:value-type="float">
            <text:p>620</text:p>
          </table:table-cell>
          <table:table-cell table:formula="of:=LOG([.E7];10)" office:value-type="float" office:value="0.778151250383644" calcext:value-type="float">
            <text:p>0.778151250383644</text:p>
          </table:table-cell>
          <table:table-cell table:formula="of:=LOG([.G7];10)" office:value-type="float" office:value="1.53147891704226" calcext:value-type="float">
            <text:p>1.53147891704226</text:p>
          </table:table-cell>
          <table:table-cell table:formula="of:=LOG([.F7])" office:value-type="float" office:value="3.34321159017975" calcext:value-type="float">
            <text:p>3.34321159017975</text:p>
          </table:table-cell>
          <table:table-cell table:formula="of:=LOG([.H7])" office:value-type="float" office:value="2.79239168949825" calcext:value-type="float">
            <text:p>2.79239168949825</text:p>
          </table:table-cell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50" calcext:value-type="float">
            <text:p>50</text:p>
          </table:table-cell>
          <table:table-cell table:formula="of:=LOG([.B8];10)" office:value-type="float" office:value="1.69897000433602" calcext:value-type="float">
            <text:p>1.7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244" calcext:value-type="float">
            <text:p>4244</text:p>
          </table:table-cell>
          <table:table-cell office:value-type="float" office:value="61" calcext:value-type="float">
            <text:p>61</text:p>
          </table:table-cell>
          <table:table-cell office:value-type="float" office:value="1352" calcext:value-type="float">
            <text:p>1352</text:p>
          </table:table-cell>
          <table:table-cell table:formula="of:=LOG([.E8];10)" office:value-type="float" office:value="0.845098040014257" calcext:value-type="float">
            <text:p>0.845098040014257</text:p>
          </table:table-cell>
          <table:table-cell table:formula="of:=LOG([.G8];10)" office:value-type="float" office:value="1.78532983501077" calcext:value-type="float">
            <text:p>1.78532983501077</text:p>
          </table:table-cell>
          <table:table-cell table:formula="of:=LOG([.F8])" office:value-type="float" office:value="3.6277753752293" calcext:value-type="float">
            <text:p>3.6277753752293</text:p>
          </table:table-cell>
          <table:table-cell table:formula="of:=LOG([.H8])" office:value-type="float" office:value="3.13097669160562" calcext:value-type="float">
            <text:p>3.13097669160562</text:p>
          </table:table-cell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00" calcext:value-type="float">
            <text:p>100</text:p>
          </table:table-cell>
          <table:table-cell table:formula="of:=LOG([.B9];10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438" calcext:value-type="float">
            <text:p>8438</text:p>
          </table:table-cell>
          <table:table-cell office:value-type="float" office:value="113" calcext:value-type="float">
            <text:p>113</text:p>
          </table:table-cell>
          <table:table-cell office:value-type="float" office:value="2892" calcext:value-type="float">
            <text:p>2892</text:p>
          </table:table-cell>
          <table:table-cell table:formula="of:=LOG([.E9];10)" office:value-type="float" office:value="0.903089986991943" calcext:value-type="float">
            <text:p>0.903089986991943</text:p>
          </table:table-cell>
          <table:table-cell table:formula="of:=LOG([.G9];10)" office:value-type="float" office:value="2.05307844348342" calcext:value-type="float">
            <text:p>2.05307844348342</text:p>
          </table:table-cell>
          <table:table-cell table:formula="of:=LOG([.F9])" office:value-type="float" office:value="3.92623952104586" calcext:value-type="float">
            <text:p>3.92623952104586</text:p>
          </table:table-cell>
          <table:table-cell table:formula="of:=LOG([.H9])" office:value-type="float" office:value="3.46119828862249" calcext:value-type="float">
            <text:p>3.46119828862249</text:p>
          </table:table-cell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000" calcext:value-type="float">
            <text:p>1000</text:p>
          </table:table-cell>
          <table:table-cell table:formula="of:=LOG([.B10];10)"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6006" calcext:value-type="float">
            <text:p>66006</text:p>
          </table:table-cell>
          <table:table-cell office:value-type="float" office:value="1018" calcext:value-type="float">
            <text:p>1018</text:p>
          </table:table-cell>
          <table:table-cell office:value-type="float" office:value="24812" calcext:value-type="float">
            <text:p>24812</text:p>
          </table:table-cell>
          <table:table-cell table:formula="of:=LOG([.E10];10)" office:value-type="float" office:value="1.04139268515823" calcext:value-type="float">
            <text:p>1.04139268515823</text:p>
          </table:table-cell>
          <table:table-cell table:formula="of:=LOG([.G10];10)" office:value-type="float" office:value="3.00774777800074" calcext:value-type="float">
            <text:p>3.00774777800074</text:p>
          </table:table-cell>
          <table:table-cell table:formula="of:=LOG([.F10])" office:value-type="float" office:value="4.81958341506391" calcext:value-type="float">
            <text:p>4.81958341506391</text:p>
          </table:table-cell>
          <table:table-cell table:formula="of:=LOG([.H10])" office:value-type="float" office:value="4.39466177249293" calcext:value-type="float">
            <text:p>4.39466177249293</text:p>
          </table:table-cell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0000" calcext:value-type="float">
            <text:p>10000</text:p>
          </table:table-cell>
          <table:table-cell table:formula="of:=LOG([.B11];10)" office:value-type="float" office:value="4" calcext:value-type="float">
            <text:p>4.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62234" calcext:value-type="float">
            <text:p>1062234</text:p>
          </table:table-cell>
          <table:table-cell office:value-type="float" office:value="10024" calcext:value-type="float">
            <text:p>10024</text:p>
          </table:table-cell>
          <table:table-cell office:value-type="float" office:value="265496" calcext:value-type="float">
            <text:p>265496</text:p>
          </table:table-cell>
          <table:table-cell table:formula="of:=LOG([.E11];10)" office:value-type="float" office:value="1.17609125905568" calcext:value-type="float">
            <text:p>1.17609125905568</text:p>
          </table:table-cell>
          <table:table-cell table:formula="of:=LOG([.G11];10)" office:value-type="float" office:value="4.00104105798609" calcext:value-type="float">
            <text:p>4.00104105798609</text:p>
          </table:table-cell>
          <table:table-cell table:formula="of:=LOG([.F11])" office:value-type="float" office:value="6.02622019820915" calcext:value-type="float">
            <text:p>6.02622019820915</text:p>
          </table:table-cell>
          <table:table-cell table:formula="of:=LOG([.H11])" office:value-type="float" office:value="5.42405798232516" calcext:value-type="float">
            <text:p>5.42405798232516</text:p>
          </table:table-cell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00000" calcext:value-type="float">
            <text:p>100000</text:p>
          </table:table-cell>
          <table:table-cell table:formula="of:=LOG([.B12];10)" office:value-type="float" office:value="5" calcext:value-type="float">
            <text:p>5.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400502" calcext:value-type="float">
            <text:p>8400502</text:p>
          </table:table-cell>
          <table:table-cell office:value-type="float" office:value="100030" calcext:value-type="float">
            <text:p>100030</text:p>
          </table:table-cell>
          <table:table-cell office:value-type="float" office:value="2858568" calcext:value-type="float">
            <text:p>2858568</text:p>
          </table:table-cell>
          <table:table-cell table:formula="of:=LOG([.E12];10)" office:value-type="float" office:value="1.25527250510331" calcext:value-type="float">
            <text:p>1.25527250510331</text:p>
          </table:table-cell>
          <table:table-cell table:formula="of:=LOG([.G12];10)" office:value-type="float" office:value="5.00013026880523" calcext:value-type="float">
            <text:p>5.00013026880523</text:p>
          </table:table-cell>
          <table:table-cell table:formula="of:=LOG([.F12])" office:value-type="float" office:value="6.92430523955184" calcext:value-type="float">
            <text:p>6.92430523955184</text:p>
          </table:table-cell>
          <table:table-cell table:formula="of:=LOG([.H12])" office:value-type="float" office:value="6.45614852772871" calcext:value-type="float">
            <text:p>6.45614852772871</text:p>
          </table:table-cell>
        </table:table-row>
      </table:table>
      <table:table table:name="Meas2-graph" table:style-name="ta1">
        <table:shapes>
          <draw:frame draw:z-index="0" draw:style-name="gr1" draw:text-style-name="P1" svg:width="453.46pt" svg:height="255.23pt" svg:x="94.45pt" svg:y="81.33pt">
            <draw:object draw:notify-on-update-of-ranges="'Meas2-AllocCount'.C2:'Meas2-AllocCount'.C12 'Meas2-AllocCount'.E1:'Meas2-AllocCount'.E1 'Meas2-AllocCount'.I2:'Meas2-AllocCount'.I12 'Meas2-AllocCount'.G1:'Meas2-AllocCount'.G1 'Meas2-AllocCount'.J2:'Meas2-AllocCount'.J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567.13pt" svg:y="81.16pt">
            <draw:object draw:notify-on-update-of-ranges="'Meas2-AllocCount'.C2:'Meas2-AllocCount'.C12 'Meas2-AllocCount'.F1:'Meas2-AllocCount'.F1 'Meas2-AllocCount'.K2:'Meas2-AllocCount'.K12 'Meas2-AllocCount'.H1:'Meas2-AllocCount'.H1 'Meas2-AllocCount'.L2:'Meas2-AllocCount'.L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Meas3-BestCas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ce1"/>
        <table:table-column table:style-name="co4" table:default-cell-style-name="ce1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object count</text:p>
          </table:table-cell>
          <table:table-cell office:value-type="string" calcext:value-type="string">
            <text:p>Iteration count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Time6 </text:p>
          </table:table-cell>
          <table:table-cell office:value-type="string" calcext:value-type="string">
            <text:p>Time7</text:p>
          </table:table-cell>
          <table:table-cell table:style-name="Default" office:value-type="string" calcext:value-type="string">
            <text:p>Avg</text:p>
          </table:table-cell>
          <table:table-cell table:style-name="Default" office:value-type="string" calcext:value-type="string">
            <text:p>STDev</text:p>
          </table:table-cell>
          <table:table-cell office:value-type="string" calcext:value-type="string">
            <text:p>Normalized AVG</text:p>
          </table:table-cell>
          <table:table-cell office:value-type="string" calcext:value-type="string">
            <text:p>Relateive To ST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 crit(alpha=0.01)</text:p>
          </table:table-cell>
          <table:table-cell office:value-type="float" office:value="3.707" calcext:value-type="float">
            <text:p>3.707</text:p>
          </table:table-cell>
          <table:table-cell office:value-type="string" calcext:value-type="string">
            <text:p>a</text:p>
          </table:table-cell>
          <table:table-cell table:formula="of:=0.01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" calcext:value-type="float">
            <text:p>1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1142634" calcext:value-type="float">
            <text:p>1142634</text:p>
          </table:table-cell>
          <table:table-cell office:value-type="float" office:value="1145454" calcext:value-type="float">
            <text:p>1145454</text:p>
          </table:table-cell>
          <table:table-cell office:value-type="float" office:value="1137773" calcext:value-type="float">
            <text:p>1137773</text:p>
          </table:table-cell>
          <table:table-cell office:value-type="float" office:value="1220010" calcext:value-type="float">
            <text:p>1220010</text:p>
          </table:table-cell>
          <table:table-cell office:value-type="float" office:value="1213584" calcext:value-type="float">
            <text:p>1213584</text:p>
          </table:table-cell>
          <table:table-cell office:value-type="float" office:value="1155990" calcext:value-type="float">
            <text:p>1155990</text:p>
          </table:table-cell>
          <table:table-cell office:value-type="float" office:value="1141943" calcext:value-type="float">
            <text:p>1141943</text:p>
          </table:table-cell>
          <table:table-cell table:formula="of:=AVERAGE([.D2:.J2])" office:value-type="float" office:value="1165341.14285714" calcext:value-type="float">
            <text:p>1165341.14</text:p>
          </table:table-cell>
          <table:table-cell table:formula="of:=STDEV([.D2:.J2])" office:value-type="float" office:value="35641.9449919547" calcext:value-type="float">
            <text:p>35641.94</text:p>
          </table:table-cell>
          <table:table-cell table:formula="of:=[.K2]/[.C2]" office:value-type="float" office:value="0.00388447047619047" calcext:value-type="float">
            <text:p>0.00388447047619</text:p>
          </table:table-cell>
          <table:table-cell table:formula="of:=[.M2]/[.M3]" office:value-type="float" office:value="1.56294436512261" calcext:value-type="float">
            <text:p>1.56294436512261</text:p>
          </table:table-cell>
          <table:table-cell table:formula="of:=SQRT(([.L2]*[.L2])/7+([.L3]*[.L3])/7)" office:value-type="float" office:value="15090.5666310082" calcext:value-type="float">
            <text:p>15090.5666310082</text:p>
          </table:table-cell>
          <table:table-cell table:formula="of:=([.K2]-[.K3])/[.O2]" office:value-type="float" office:value="27.8143867891865" calcext:value-type="float">
            <text:p>27.8143867891865</text:p>
          </table:table-cell>
          <table:table-cell table:style-name="ce2" table:formula="of:=IF(ABS([.P2]) &gt;[.$R$1];&quot;DIFFERENT&quot;;&quot;STAT. INSIGNIFICANT&quot;)" office:value-type="string" office:string-value="DIFFERENT" calcext:value-type="string">
            <text:p>DIFFERENT</text:p>
          </table:table-cell>
          <table:table-cell table:formula="of:=IF([.K2]&gt;[.K3];&quot;STDVEC&quot;;&quot;POLYVEC&quot;)" office:value-type="string" office:string-value="STDVEC" calcext:value-type="string">
            <text:p>STDVEC</text:p>
          </table:table-cell>
          <table:table-cell table:formula="of:=TTEST([.D2:.J2];[.D3:.J3];2;3)" office:value-type="float" office:value="0.000000000613760330691774" calcext:value-type="float">
            <text:p>6.13760330691774E-10</text:p>
          </table:table-cell>
          <table:table-cell table:formula="of:=IF(ABS([.S2])&gt;[.$T$1];&quot;INSIG&quot;;&quot;DIFF&quot;)" office:value-type="string" office:string-value="DIFF" calcext:value-type="string">
            <text:p>DIFF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1" calcext:value-type="float">
            <text:p>1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741001" calcext:value-type="float">
            <text:p>741001</text:p>
          </table:table-cell>
          <table:table-cell office:value-type="float" office:value="733686" calcext:value-type="float">
            <text:p>733686</text:p>
          </table:table-cell>
          <table:table-cell office:value-type="float" office:value="736267" calcext:value-type="float">
            <text:p>736267</text:p>
          </table:table-cell>
          <table:table-cell office:value-type="float" office:value="735523" calcext:value-type="float">
            <text:p>735523</text:p>
          </table:table-cell>
          <table:table-cell office:value-type="float" office:value="742500" calcext:value-type="float">
            <text:p>742500</text:p>
          </table:table-cell>
          <table:table-cell office:value-type="float" office:value="744911" calcext:value-type="float">
            <text:p>744911</text:p>
          </table:table-cell>
          <table:table-cell office:value-type="float" office:value="785356" calcext:value-type="float">
            <text:p>785356</text:p>
          </table:table-cell>
          <table:table-cell table:formula="of:=AVERAGE([.D3:.J3])" office:value-type="float" office:value="745606.285714286" calcext:value-type="float">
            <text:p>745606.29</text:p>
          </table:table-cell>
          <table:table-cell table:formula="of:=STDEV([.D3:.J3])" office:value-type="float" office:value="17992.4474684453" calcext:value-type="float">
            <text:p>17992.45</text:p>
          </table:table-cell>
          <table:table-cell table:formula="of:=[.K3]/[.C3]" office:value-type="float" office:value="0.00248535428571429" calcext:value-type="float">
            <text:p>0.002485354285714</text:p>
          </table:table-cell>
          <table:table-cell table:formula="of:=[.M3]/[.M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5" calcext:value-type="float">
            <text:p>5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2442936" calcext:value-type="float">
            <text:p>2442936</text:p>
          </table:table-cell>
          <table:table-cell office:value-type="float" office:value="2389652" calcext:value-type="float">
            <text:p>2389652</text:p>
          </table:table-cell>
          <table:table-cell office:value-type="float" office:value="2378086" calcext:value-type="float">
            <text:p>2378086</text:p>
          </table:table-cell>
          <table:table-cell office:value-type="float" office:value="2679889" calcext:value-type="float">
            <text:p>2679889</text:p>
          </table:table-cell>
          <table:table-cell office:value-type="float" office:value="2369522" calcext:value-type="float">
            <text:p>2369522</text:p>
          </table:table-cell>
          <table:table-cell office:value-type="float" office:value="1979190" calcext:value-type="float">
            <text:p>1979190</text:p>
          </table:table-cell>
          <table:table-cell office:value-type="float" office:value="1928585" calcext:value-type="float">
            <text:p>1928585</text:p>
          </table:table-cell>
          <table:table-cell table:formula="of:=AVERAGE([.D4:.J4])" office:value-type="float" office:value="2309694.28571429" calcext:value-type="float">
            <text:p>2309694.29</text:p>
          </table:table-cell>
          <table:table-cell table:formula="of:=STDEV([.D4:.J4])" office:value-type="float" office:value="265808.474124205" calcext:value-type="float">
            <text:p>265808.47</text:p>
          </table:table-cell>
          <table:table-cell table:formula="of:=[.K4]/[.C4]" office:value-type="float" office:value="0.0769898095238097" calcext:value-type="float">
            <text:p>0.07698980952381</text:p>
          </table:table-cell>
          <table:table-cell table:formula="of:=[.M4]/[.M5]" office:value-type="float" office:value="0.941759411472162" calcext:value-type="float">
            <text:p>0.941759411472162</text:p>
          </table:table-cell>
          <table:table-cell table:formula="of:=SQRT(([.L4]*[.L4])/7+([.L5]*[.L5])/7)" office:value-type="float" office:value="100636.645873289" calcext:value-type="float">
            <text:p>100636.645873289</text:p>
          </table:table-cell>
          <table:table-cell table:formula="of:=([.K4]-[.K5])/[.O4]" office:value-type="float" office:value="-1.41933244995759" calcext:value-type="float">
            <text:p>-1.41933244995759</text:p>
          </table:table-cell>
          <table:table-cell table:style-name="ce2" table:formula="of:=IF(ABS([.P4]) &gt;[.$R$1];&quot;DIFFERENT&quot;;&quot;STAT. INSIGNIFICANT&quot;)" office:value-type="string" office:string-value="STAT. INSIGNIFICANT" calcext:value-type="string">
            <text:p>STAT. INSIGNIFICANT</text:p>
          </table:table-cell>
          <table:table-cell table:formula="of:=IF([.K4]&gt;[.K5];&quot;STDVEC&quot;;&quot;POLYVEC&quot;)" office:value-type="string" office:string-value="POLYVEC" calcext:value-type="string">
            <text:p>POLYVEC</text:p>
          </table:table-cell>
          <table:table-cell table:formula="of:=TTEST([.D4:.J4];[.D5:.J5];2;3)" office:value-type="float" office:value="0.205283135420859" calcext:value-type="float">
            <text:p>0.205283135420859</text:p>
          </table:table-cell>
          <table:table-cell table:formula="of:=IF(ABS([.S4])&gt;[.$T$1];&quot;INSIG&quot;;&quot;DIFF&quot;)" office:value-type="string" office:string-value="INSIG" calcext:value-type="string">
            <text:p>INSIG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5" calcext:value-type="float">
            <text:p>5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2473773" calcext:value-type="float">
            <text:p>2473773</text:p>
          </table:table-cell>
          <table:table-cell office:value-type="float" office:value="2455940" calcext:value-type="float">
            <text:p>2455940</text:p>
          </table:table-cell>
          <table:table-cell office:value-type="float" office:value="2458407" calcext:value-type="float">
            <text:p>2458407</text:p>
          </table:table-cell>
          <table:table-cell office:value-type="float" office:value="2459755" calcext:value-type="float">
            <text:p>2459755</text:p>
          </table:table-cell>
          <table:table-cell office:value-type="float" office:value="2456589" calcext:value-type="float">
            <text:p>2456589</text:p>
          </table:table-cell>
          <table:table-cell table:number-columns-repeated="2" office:value-type="float" office:value="2431627" calcext:value-type="float">
            <text:p>2431627</text:p>
          </table:table-cell>
          <table:table-cell table:formula="of:=AVERAGE([.D5:.J5])" office:value-type="float" office:value="2452531.14285714" calcext:value-type="float">
            <text:p>2452531.14</text:p>
          </table:table-cell>
          <table:table-cell table:formula="of:=STDEV([.D5:.J5])" office:value-type="float" office:value="15491.8214598173" calcext:value-type="float">
            <text:p>15491.82</text:p>
          </table:table-cell>
          <table:table-cell table:formula="of:=[.K5]/[.C5]" office:value-type="float" office:value="0.081751038095238" calcext:value-type="float">
            <text:p>0.081751038095238</text:p>
          </table:table-cell>
          <table:table-cell table:formula="of:=[.M5]/[.M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2816" calcext:value-type="float">
            <text:p>1302816</text:p>
          </table:table-cell>
          <table:table-cell office:value-type="float" office:value="1294051" calcext:value-type="float">
            <text:p>1294051</text:p>
          </table:table-cell>
          <table:table-cell office:value-type="float" office:value="1304289" calcext:value-type="float">
            <text:p>1304289</text:p>
          </table:table-cell>
          <table:table-cell office:value-type="float" office:value="1300391" calcext:value-type="float">
            <text:p>1300391</text:p>
          </table:table-cell>
          <table:table-cell office:value-type="float" office:value="1288107" calcext:value-type="float">
            <text:p>1288107</text:p>
          </table:table-cell>
          <table:table-cell office:value-type="float" office:value="1301496" calcext:value-type="float">
            <text:p>1301496</text:p>
          </table:table-cell>
          <table:table-cell office:value-type="float" office:value="1450885" calcext:value-type="float">
            <text:p>1450885</text:p>
          </table:table-cell>
          <table:table-cell table:formula="of:=AVERAGE([.D6:.J6])" office:value-type="float" office:value="1320290.71428571" calcext:value-type="float">
            <text:p>1320290.71</text:p>
          </table:table-cell>
          <table:table-cell table:formula="of:=STDEV([.D6:.J6])" office:value-type="float" office:value="57864.5572946408" calcext:value-type="float">
            <text:p>57864.56</text:p>
          </table:table-cell>
          <table:table-cell table:formula="of:=[.K6]/[.C6]" office:value-type="float" office:value="0.132029071428571" calcext:value-type="float">
            <text:p>0.132029071428571</text:p>
          </table:table-cell>
          <table:table-cell table:formula="of:=[.M6]/[.M7]" office:value-type="float" office:value="0.935668716619088" calcext:value-type="float">
            <text:p>0.935668716619088</text:p>
          </table:table-cell>
          <table:table-cell table:formula="of:=SQRT(([.L6]*[.L6])/7+([.L7]*[.L7])/7)" office:value-type="float" office:value="22188.3867882572" calcext:value-type="float">
            <text:p>22188.3867882572</text:p>
          </table:table-cell>
          <table:table-cell table:formula="of:=([.K6]-[.K7])/[.O6]" office:value-type="float" office:value="-4.09113628457935" calcext:value-type="float">
            <text:p>-4.09113628457935</text:p>
          </table:table-cell>
          <table:table-cell table:style-name="ce2" table:formula="of:=IF(ABS([.P6]) &gt;[.$R$1];&quot;DIFFERENT&quot;;&quot;STAT. INSIGNIFICANT&quot;)" office:value-type="string" office:string-value="DIFFERENT" calcext:value-type="string">
            <text:p>DIFFERENT</text:p>
          </table:table-cell>
          <table:table-cell table:formula="of:=IF([.K6]&gt;[.K7];&quot;STDVEC&quot;;&quot;POLYVEC&quot;)" office:value-type="string" office:string-value="POLYVEC" calcext:value-type="string">
            <text:p>POLYVEC</text:p>
          </table:table-cell>
          <table:table-cell table:formula="of:=TTEST([.D6:.J6];[.D7:.J7];2;3)" office:value-type="float" office:value="0.00569011242398779" calcext:value-type="float">
            <text:p>0.005690112423988</text:p>
          </table:table-cell>
          <table:table-cell table:formula="of:=IF(ABS([.S6])&gt;[.$T$1];&quot;INSIG&quot;;&quot;DIFF&quot;)" office:value-type="string" office:string-value="DIFF" calcext:value-type="string">
            <text:p>DIFF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4636" calcext:value-type="float">
            <text:p>1404636</text:p>
          </table:table-cell>
          <table:table-cell office:value-type="float" office:value="1406337" calcext:value-type="float">
            <text:p>1406337</text:p>
          </table:table-cell>
          <table:table-cell office:value-type="float" office:value="1412511" calcext:value-type="float">
            <text:p>1412511</text:p>
          </table:table-cell>
          <table:table-cell office:value-type="float" office:value="1405286" calcext:value-type="float">
            <text:p>1405286</text:p>
          </table:table-cell>
          <table:table-cell office:value-type="float" office:value="1410024" calcext:value-type="float">
            <text:p>1410024</text:p>
          </table:table-cell>
          <table:table-cell office:value-type="float" office:value="1432578" calcext:value-type="float">
            <text:p>1432578</text:p>
          </table:table-cell>
          <table:table-cell office:value-type="float" office:value="1406093" calcext:value-type="float">
            <text:p>1406093</text:p>
          </table:table-cell>
          <table:table-cell table:formula="of:=AVERAGE([.D7:.J7])" office:value-type="float" office:value="1411066.42857143" calcext:value-type="float">
            <text:p>1411066.43</text:p>
          </table:table-cell>
          <table:table-cell table:formula="of:=STDEV([.D7:.J7])" office:value-type="float" office:value="9897.70513565548" calcext:value-type="float">
            <text:p>9897.71</text:p>
          </table:table-cell>
          <table:table-cell table:formula="of:=[.K7]/[.C7]" office:value-type="float" office:value="0.141106642857143" calcext:value-type="float">
            <text:p>0.141106642857143</text:p>
          </table:table-cell>
          <table:table-cell table:formula="of:=[.M7]/[.M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5" calcext:value-type="float">
            <text:p>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16021" calcext:value-type="float">
            <text:p>1916021</text:p>
          </table:table-cell>
          <table:table-cell office:value-type="float" office:value="1945222" calcext:value-type="float">
            <text:p>1945222</text:p>
          </table:table-cell>
          <table:table-cell office:value-type="float" office:value="1991405" calcext:value-type="float">
            <text:p>1991405</text:p>
          </table:table-cell>
          <table:table-cell office:value-type="float" office:value="1952549" calcext:value-type="float">
            <text:p>1952549</text:p>
          </table:table-cell>
          <table:table-cell office:value-type="float" office:value="2000624" calcext:value-type="float">
            <text:p>2000624</text:p>
          </table:table-cell>
          <table:table-cell office:value-type="float" office:value="1946077" calcext:value-type="float">
            <text:p>1946077</text:p>
          </table:table-cell>
          <table:table-cell office:value-type="float" office:value="1935554" calcext:value-type="float">
            <text:p>1935554</text:p>
          </table:table-cell>
          <table:table-cell table:formula="of:=AVERAGE([.D8:.J8])" office:value-type="float" office:value="1955350.28571429" calcext:value-type="float">
            <text:p>1955350.29</text:p>
          </table:table-cell>
          <table:table-cell table:formula="of:=STDEV([.D8:.J8])" office:value-type="float" office:value="30234.529022925" calcext:value-type="float">
            <text:p>30234.53</text:p>
          </table:table-cell>
          <table:table-cell table:formula="of:=[.K8]/[.C8]" office:value-type="float" office:value="0.195535028571429" calcext:value-type="float">
            <text:p>0.195535028571429</text:p>
          </table:table-cell>
          <table:table-cell table:formula="of:=[.M8]/[.M9]" office:value-type="float" office:value="1.07253891126046" calcext:value-type="float">
            <text:p>1.07253891126046</text:p>
          </table:table-cell>
          <table:table-cell table:formula="of:=SQRT(([.L8]*[.L8])/7+([.L9]*[.L9])/7)" office:value-type="float" office:value="12863.8563654853" calcext:value-type="float">
            <text:p>12863.8563654853</text:p>
          </table:table-cell>
          <table:table-cell table:formula="of:=([.K8]-[.K9])/[.O8]" office:value-type="float" office:value="10.280431951559" calcext:value-type="float">
            <text:p>10.280431951559</text:p>
          </table:table-cell>
          <table:table-cell table:style-name="ce2" table:formula="of:=IF(ABS([.P8]) &gt;[.$R$1];&quot;DIFFERENT&quot;;&quot;STAT. INSIGNIFICANT&quot;)" office:value-type="string" office:string-value="DIFFERENT" calcext:value-type="string">
            <text:p>DIFFERENT</text:p>
          </table:table-cell>
          <table:table-cell table:formula="of:=IF([.K8]&gt;[.K9];&quot;STDVEC&quot;;&quot;POLYVEC&quot;)" office:value-type="string" office:string-value="STDVEC" calcext:value-type="string">
            <text:p>STDVEC</text:p>
          </table:table-cell>
          <table:table-cell table:formula="of:=TTEST([.D8:.J8];[.D9:.J9];2;3)" office:value-type="float" office:value="0.00000285970794402906" calcext:value-type="float">
            <text:p>2.85970794402906E-06</text:p>
          </table:table-cell>
          <table:table-cell table:formula="of:=IF(ABS([.S8])&gt;[.$T$1];&quot;INSIG&quot;;&quot;DIFF&quot;)" office:value-type="string" office:string-value="DIFF" calcext:value-type="string">
            <text:p>DIFF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15" calcext:value-type="float">
            <text:p>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15403" calcext:value-type="float">
            <text:p>1815403</text:p>
          </table:table-cell>
          <table:table-cell office:value-type="float" office:value="1822793" calcext:value-type="float">
            <text:p>1822793</text:p>
          </table:table-cell>
          <table:table-cell office:value-type="float" office:value="1857403" calcext:value-type="float">
            <text:p>1857403</text:p>
          </table:table-cell>
          <table:table-cell office:value-type="float" office:value="1817998" calcext:value-type="float">
            <text:p>1817998</text:p>
          </table:table-cell>
          <table:table-cell office:value-type="float" office:value="1821073" calcext:value-type="float">
            <text:p>1821073</text:p>
          </table:table-cell>
          <table:table-cell office:value-type="float" office:value="1816359" calcext:value-type="float">
            <text:p>1816359</text:p>
          </table:table-cell>
          <table:table-cell office:value-type="float" office:value="1810701" calcext:value-type="float">
            <text:p>1810701</text:p>
          </table:table-cell>
          <table:table-cell table:formula="of:=AVERAGE([.D9:.J9])" office:value-type="float" office:value="1823104.28571429" calcext:value-type="float">
            <text:p>1823104.29</text:p>
          </table:table-cell>
          <table:table-cell table:formula="of:=STDEV([.D9:.J9])" office:value-type="float" office:value="15627.695252492" calcext:value-type="float">
            <text:p>15627.70</text:p>
          </table:table-cell>
          <table:table-cell table:formula="of:=[.K9]/[.C9]" office:value-type="float" office:value="0.182310428571429" calcext:value-type="float">
            <text:p>0.182310428571429</text:p>
          </table:table-cell>
          <table:table-cell table:formula="of:=[.M9]/[.M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12010" calcext:value-type="float">
            <text:p>2412010</text:p>
          </table:table-cell>
          <table:table-cell office:value-type="float" office:value="2378140" calcext:value-type="float">
            <text:p>2378140</text:p>
          </table:table-cell>
          <table:table-cell office:value-type="float" office:value="2370410" calcext:value-type="float">
            <text:p>2370410</text:p>
          </table:table-cell>
          <table:table-cell office:value-type="float" office:value="2366206" calcext:value-type="float">
            <text:p>2366206</text:p>
          </table:table-cell>
          <table:table-cell office:value-type="float" office:value="2374854" calcext:value-type="float">
            <text:p>2374854</text:p>
          </table:table-cell>
          <table:table-cell office:value-type="float" office:value="2387416" calcext:value-type="float">
            <text:p>2387416</text:p>
          </table:table-cell>
          <table:table-cell office:value-type="float" office:value="2375270" calcext:value-type="float">
            <text:p>2375270</text:p>
          </table:table-cell>
          <table:table-cell table:formula="of:=AVERAGE([.D10:.J10])" office:value-type="float" office:value="2380615.14285714" calcext:value-type="float">
            <text:p>2380615.14</text:p>
          </table:table-cell>
          <table:table-cell table:formula="of:=STDEV([.D10:.J10])" office:value-type="float" office:value="15338.1045268374" calcext:value-type="float">
            <text:p>15338.10</text:p>
          </table:table-cell>
          <table:table-cell table:formula="of:=[.K10]/[.C10]" office:value-type="float" office:value="0.238061514285714" calcext:value-type="float">
            <text:p>0.238061514285714</text:p>
          </table:table-cell>
          <table:table-cell table:formula="of:=[.M10]/[.M11]" office:value-type="float" office:value="1.08079059703504" calcext:value-type="float">
            <text:p>1.08079059703504</text:p>
          </table:table-cell>
          <table:table-cell table:formula="of:=SQRT(([.L10]*[.L10])/7+([.L11]*[.L11])/7)" office:value-type="float" office:value="8344.98200761889" calcext:value-type="float">
            <text:p>8344.98200761889</text:p>
          </table:table-cell>
          <table:table-cell table:formula="of:=([.K10]-[.K11])/[.O10]" office:value-type="float" office:value="21.3247057395462" calcext:value-type="float">
            <text:p>21.3247057395462</text:p>
          </table:table-cell>
          <table:table-cell table:style-name="ce2" table:formula="of:=IF(ABS([.P10]) &gt;[.$R$1];&quot;DIFFERENT&quot;;&quot;STAT. INSIGNIFICANT&quot;)" office:value-type="string" office:string-value="DIFFERENT" calcext:value-type="string">
            <text:p>DIFFERENT</text:p>
          </table:table-cell>
          <table:table-cell table:formula="of:=IF([.K10]&gt;[.K11];&quot;STDVEC&quot;;&quot;POLYVEC&quot;)" office:value-type="string" office:string-value="STDVEC" calcext:value-type="string">
            <text:p>STDVEC</text:p>
          </table:table-cell>
          <table:table-cell table:formula="of:=TTEST([.D10:.J10];[.D11:.J11];2;3)" office:value-type="float" office:value="0.000000000067217070297931" calcext:value-type="float">
            <text:p>6.7217070297931E-11</text:p>
          </table:table-cell>
          <table:table-cell table:formula="of:=IF(ABS([.S10])&gt;[.$T$1];&quot;INSIG&quot;;&quot;DIFF&quot;)" office:value-type="string" office:string-value="DIFF" calcext:value-type="string">
            <text:p>DIFF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4555" calcext:value-type="float">
            <text:p>2204555</text:p>
          </table:table-cell>
          <table:table-cell office:value-type="float" office:value="2196711" calcext:value-type="float">
            <text:p>2196711</text:p>
          </table:table-cell>
          <table:table-cell office:value-type="float" office:value="2201961" calcext:value-type="float">
            <text:p>2201961</text:p>
          </table:table-cell>
          <table:table-cell office:value-type="float" office:value="2174199" calcext:value-type="float">
            <text:p>2174199</text:p>
          </table:table-cell>
          <table:table-cell office:value-type="float" office:value="2213760" calcext:value-type="float">
            <text:p>2213760</text:p>
          </table:table-cell>
          <table:table-cell office:value-type="float" office:value="2201556" calcext:value-type="float">
            <text:p>2201556</text:p>
          </table:table-cell>
          <table:table-cell office:value-type="float" office:value="2225884" calcext:value-type="float">
            <text:p>2225884</text:p>
          </table:table-cell>
          <table:table-cell table:formula="of:=AVERAGE([.D11:.J11])" office:value-type="float" office:value="2202660.85714286" calcext:value-type="float">
            <text:p>2202660.86</text:p>
          </table:table-cell>
          <table:table-cell table:formula="of:=STDEV([.D11:.J11])" office:value-type="float" office:value="15881.2349165986" calcext:value-type="float">
            <text:p>15881.23</text:p>
          </table:table-cell>
          <table:table-cell table:formula="of:=[.K11]/[.C11]" office:value-type="float" office:value="0.220266085714286" calcext:value-type="float">
            <text:p>0.220266085714286</text:p>
          </table:table-cell>
          <table:table-cell table:formula="of:=[.M11]/[.M1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25" calcext:value-type="float">
            <text:p>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46593" calcext:value-type="float">
            <text:p>2546593</text:p>
          </table:table-cell>
          <table:table-cell office:value-type="float" office:value="2564434" calcext:value-type="float">
            <text:p>2564434</text:p>
          </table:table-cell>
          <table:table-cell office:value-type="float" office:value="2593311" calcext:value-type="float">
            <text:p>2593311</text:p>
          </table:table-cell>
          <table:table-cell office:value-type="float" office:value="2553720" calcext:value-type="float">
            <text:p>2553720</text:p>
          </table:table-cell>
          <table:table-cell office:value-type="float" office:value="2537545" calcext:value-type="float">
            <text:p>2537545</text:p>
          </table:table-cell>
          <table:table-cell office:value-type="float" office:value="2827613" calcext:value-type="float">
            <text:p>2827613</text:p>
          </table:table-cell>
          <table:table-cell office:value-type="float" office:value="2660396" calcext:value-type="float">
            <text:p>2660396</text:p>
          </table:table-cell>
          <table:table-cell table:formula="of:=AVERAGE([.D12:.J12])" office:value-type="float" office:value="2611944.57142857" calcext:value-type="float">
            <text:p>2611944.57</text:p>
          </table:table-cell>
          <table:table-cell table:formula="of:=STDEV([.D12:.J12])" office:value-type="float" office:value="103811.609201247" calcext:value-type="float">
            <text:p>103811.61</text:p>
          </table:table-cell>
          <table:table-cell table:formula="of:=[.K12]/[.C12]" office:value-type="float" office:value="0.261194457142857" calcext:value-type="float">
            <text:p>0.261194457142857</text:p>
          </table:table-cell>
          <table:table-cell table:formula="of:=[.M12]/[.M13]" office:value-type="float" office:value="0.994724864928033" calcext:value-type="float">
            <text:p>0.994724864928033</text:p>
          </table:table-cell>
          <table:table-cell table:formula="of:=SQRT(([.L12]*[.L12])/7+([.L13]*[.L13])/7)" office:value-type="float" office:value="41402.5351569415" calcext:value-type="float">
            <text:p>41402.5351569415</text:p>
          </table:table-cell>
          <table:table-cell table:formula="of:=([.K12]-[.K13])/[.O12]" office:value-type="float" office:value="-0.334555082651931" calcext:value-type="float">
            <text:p>-0.334555082651931</text:p>
          </table:table-cell>
          <table:table-cell table:style-name="ce2" table:formula="of:=IF(ABS([.P12]) &gt;[.$R$1];&quot;DIFFERENT&quot;;&quot;STAT. INSIGNIFICANT&quot;)" office:value-type="string" office:string-value="STAT. INSIGNIFICANT" calcext:value-type="string">
            <text:p>STAT. INSIGNIFICANT</text:p>
          </table:table-cell>
          <table:table-cell table:formula="of:=IF([.K12]&gt;[.K13];&quot;STDVEC&quot;;&quot;POLYVEC&quot;)" office:value-type="string" office:string-value="POLYVEC" calcext:value-type="string">
            <text:p>POLYVEC</text:p>
          </table:table-cell>
          <table:table-cell table:formula="of:=TTEST([.D12:.J12];[.D13:.J13];2;3)" office:value-type="float" office:value="0.747313662148929" calcext:value-type="float">
            <text:p>0.747313662148929</text:p>
          </table:table-cell>
          <table:table-cell table:formula="of:=IF(ABS([.S12])&gt;[.$T$1];&quot;INSIG&quot;;&quot;DIFF&quot;)" office:value-type="string" office:string-value="INSIG" calcext:value-type="string">
            <text:p>INSIG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25" calcext:value-type="float">
            <text:p>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82935" calcext:value-type="float">
            <text:p>2682935</text:p>
          </table:table-cell>
          <table:table-cell office:value-type="float" office:value="2614911" calcext:value-type="float">
            <text:p>2614911</text:p>
          </table:table-cell>
          <table:table-cell office:value-type="float" office:value="2598160" calcext:value-type="float">
            <text:p>2598160</text:p>
          </table:table-cell>
          <table:table-cell office:value-type="float" office:value="2634360" calcext:value-type="float">
            <text:p>2634360</text:p>
          </table:table-cell>
          <table:table-cell office:value-type="float" office:value="2573318" calcext:value-type="float">
            <text:p>2573318</text:p>
          </table:table-cell>
          <table:table-cell office:value-type="float" office:value="2633988" calcext:value-type="float">
            <text:p>2633988</text:p>
          </table:table-cell>
          <table:table-cell office:value-type="float" office:value="2642900" calcext:value-type="float">
            <text:p>2642900</text:p>
          </table:table-cell>
          <table:table-cell table:formula="of:=AVERAGE([.D13:.J13])" office:value-type="float" office:value="2625796" calcext:value-type="float">
            <text:p>2625796.00</text:p>
          </table:table-cell>
          <table:table-cell table:formula="of:=STDEV([.D13:.J13])" office:value-type="float" office:value="34961.968151121" calcext:value-type="float">
            <text:p>34961.97</text:p>
          </table:table-cell>
          <table:table-cell table:formula="of:=[.K13]/[.C13]" office:value-type="float" office:value="0.2625796" calcext:value-type="float">
            <text:p>0.2625796</text:p>
          </table:table-cell>
          <table:table-cell table:formula="of:=[.M13]/[.M1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50" calcext:value-type="float">
            <text:p>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22282" calcext:value-type="float">
            <text:p>5922282</text:p>
          </table:table-cell>
          <table:table-cell office:value-type="float" office:value="5905868" calcext:value-type="float">
            <text:p>5905868</text:p>
          </table:table-cell>
          <table:table-cell office:value-type="float" office:value="6044991" calcext:value-type="float">
            <text:p>6044991</text:p>
          </table:table-cell>
          <table:table-cell office:value-type="float" office:value="5890082" calcext:value-type="float">
            <text:p>5890082</text:p>
          </table:table-cell>
          <table:table-cell office:value-type="float" office:value="6122552" calcext:value-type="float">
            <text:p>6122552</text:p>
          </table:table-cell>
          <table:table-cell office:value-type="float" office:value="5870945" calcext:value-type="float">
            <text:p>5870945</text:p>
          </table:table-cell>
          <table:table-cell office:value-type="float" office:value="5888912" calcext:value-type="float">
            <text:p>5888912</text:p>
          </table:table-cell>
          <table:table-cell table:formula="of:=AVERAGE([.D14:.J14])" office:value-type="float" office:value="5949376" calcext:value-type="float">
            <text:p>5949376.00</text:p>
          </table:table-cell>
          <table:table-cell table:formula="of:=STDEV([.D14:.J14])" office:value-type="float" office:value="95814.3009454573" calcext:value-type="float">
            <text:p>95814.30</text:p>
          </table:table-cell>
          <table:table-cell table:formula="of:=[.K14]/[.C14]" office:value-type="float" office:value="0.5949376" calcext:value-type="float">
            <text:p>0.5949376</text:p>
          </table:table-cell>
          <table:table-cell table:formula="of:=[.M14]/[.M15]" office:value-type="float" office:value="1.01434089910475" calcext:value-type="float">
            <text:p>1.01434089910475</text:p>
          </table:table-cell>
          <table:table-cell table:formula="of:=SQRT(([.L14]*[.L14])/7+([.L15]*[.L15])/7)" office:value-type="float" office:value="43654.6293200163" calcext:value-type="float">
            <text:p>43654.6293200163</text:p>
          </table:table-cell>
          <table:table-cell table:formula="of:=([.K14]-[.K15])/[.O14]" office:value-type="float" office:value="1.92678632638332" calcext:value-type="float">
            <text:p>1.92678632638332</text:p>
          </table:table-cell>
          <table:table-cell table:style-name="ce2" table:formula="of:=IF(ABS([.P14]) &gt;[.$R$1];&quot;DIFFERENT&quot;;&quot;STAT. INSIGNIFICANT&quot;)" office:value-type="string" office:string-value="STAT. INSIGNIFICANT" calcext:value-type="string">
            <text:p>STAT. INSIGNIFICANT</text:p>
          </table:table-cell>
          <table:table-cell table:formula="of:=IF([.K14]&gt;[.K15];&quot;STDVEC&quot;;&quot;POLYVEC&quot;)" office:value-type="string" office:string-value="STDVEC" calcext:value-type="string">
            <text:p>STDVEC</text:p>
          </table:table-cell>
          <table:table-cell table:formula="of:=TTEST([.D14:.J14];[.D15:.J15];2;3)" office:value-type="float" office:value="0.0814558019755339" calcext:value-type="float">
            <text:p>0.081455801975534</text:p>
          </table:table-cell>
          <table:table-cell table:formula="of:=IF(ABS([.S14])&gt;[.$T$1];&quot;INSIG&quot;;&quot;DIFF&quot;)" office:value-type="string" office:string-value="INSIG" calcext:value-type="string">
            <text:p>INSIG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50" calcext:value-type="float">
            <text:p>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46236" calcext:value-type="float">
            <text:p>5946236</text:p>
          </table:table-cell>
          <table:table-cell table:number-columns-repeated="2" office:value-type="float" office:value="5899161" calcext:value-type="float">
            <text:p>5899161</text:p>
          </table:table-cell>
          <table:table-cell office:value-type="float" office:value="5879499" calcext:value-type="float">
            <text:p>5879499</text:p>
          </table:table-cell>
          <table:table-cell office:value-type="float" office:value="5771880" calcext:value-type="float">
            <text:p>5771880</text:p>
          </table:table-cell>
          <table:table-cell office:value-type="float" office:value="5879220" calcext:value-type="float">
            <text:p>5879220</text:p>
          </table:table-cell>
          <table:table-cell office:value-type="float" office:value="5781683" calcext:value-type="float">
            <text:p>5781683</text:p>
          </table:table-cell>
          <table:table-cell table:formula="of:=AVERAGE([.D15:.J15])" office:value-type="float" office:value="5865262.85714286" calcext:value-type="float">
            <text:p>5865262.86</text:p>
          </table:table-cell>
          <table:table-cell table:formula="of:=STDEV([.D15:.J15])" office:value-type="float" office:value="64495.7856127788" calcext:value-type="float">
            <text:p>64495.79</text:p>
          </table:table-cell>
          <table:table-cell table:formula="of:=[.K15]/[.C15]" office:value-type="float" office:value="0.586526285714286" calcext:value-type="float">
            <text:p>0.586526285714286</text:p>
          </table:table-cell>
          <table:table-cell table:formula="of:=[.M15]/[.M1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50375" calcext:value-type="float">
            <text:p>1250375</text:p>
          </table:table-cell>
          <table:table-cell office:value-type="float" office:value="1247665" calcext:value-type="float">
            <text:p>1247665</text:p>
          </table:table-cell>
          <table:table-cell office:value-type="float" office:value="1246161" calcext:value-type="float">
            <text:p>1246161</text:p>
          </table:table-cell>
          <table:table-cell office:value-type="float" office:value="1242489" calcext:value-type="float">
            <text:p>1242489</text:p>
          </table:table-cell>
          <table:table-cell office:value-type="float" office:value="1246333" calcext:value-type="float">
            <text:p>1246333</text:p>
          </table:table-cell>
          <table:table-cell office:value-type="float" office:value="1243064" calcext:value-type="float">
            <text:p>1243064</text:p>
          </table:table-cell>
          <table:table-cell office:value-type="float" office:value="1256437" calcext:value-type="float">
            <text:p>1256437</text:p>
          </table:table-cell>
          <table:table-cell office:value-type="float" office:value="1312637" calcext:value-type="float">
            <text:p>1312637.00</text:p>
          </table:table-cell>
          <table:table-cell table:formula="of:=STDEV([.D16:.J16])" office:value-type="float" office:value="4762.80316120464" calcext:value-type="float">
            <text:p>4762.80</text:p>
          </table:table-cell>
          <table:table-cell table:formula="of:=[.K16]/[.C16]" office:value-type="float" office:value="1.312637" calcext:value-type="float">
            <text:p>1.312637</text:p>
          </table:table-cell>
          <table:table-cell table:formula="of:=[.M16]/[.M17]" office:value-type="float" office:value="1.01282546884102" calcext:value-type="float">
            <text:p>1.01282546884102</text:p>
          </table:table-cell>
          <table:table-cell table:formula="of:=SQRT(([.L16]*[.L16])/7+([.L17]*[.L17])/7)" office:value-type="float" office:value="8982.23656336619" calcext:value-type="float">
            <text:p>8982.23656336619</text:p>
          </table:table-cell>
          <table:table-cell table:formula="of:=([.K16]-[.K17])/[.O16]" office:value-type="float" office:value="1.85054133040677" calcext:value-type="float">
            <text:p>1.85054133040677</text:p>
          </table:table-cell>
          <table:table-cell table:style-name="ce2" table:formula="of:=IF(ABS([.P16]) &gt;[.$R$1];&quot;DIFFERENT&quot;;&quot;STAT. INSIGNIFICANT&quot;)" office:value-type="string" office:string-value="STAT. INSIGNIFICANT" calcext:value-type="string">
            <text:p>STAT. INSIGNIFICANT</text:p>
          </table:table-cell>
          <table:table-cell table:formula="of:=IF([.K16]&gt;[.K17];&quot;STDVEC&quot;;&quot;POLYVEC&quot;)" office:value-type="string" office:string-value="STDVEC" calcext:value-type="string">
            <text:p>STDVEC</text:p>
          </table:table-cell>
          <table:table-cell table:formula="of:=TTEST([.D16:.J16];[.D17:.J17];2;3)" office:value-type="float" office:value="0.105593594343418" calcext:value-type="float">
            <text:p>0.105593594343418</text:p>
          </table:table-cell>
          <table:table-cell table:formula="of:=IF(ABS([.S16])&gt;[.$T$1];&quot;INSIG&quot;;&quot;DIFF&quot;)" office:value-type="string" office:string-value="INSIG" calcext:value-type="string">
            <text:p>INSIG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20481" calcext:value-type="float">
            <text:p>1220481</text:p>
          </table:table-cell>
          <table:table-cell office:value-type="float" office:value="1219844" calcext:value-type="float">
            <text:p>1219844</text:p>
          </table:table-cell>
          <table:table-cell office:value-type="float" office:value="1215952" calcext:value-type="float">
            <text:p>1215952</text:p>
          </table:table-cell>
          <table:table-cell office:value-type="float" office:value="1233249" calcext:value-type="float">
            <text:p>1233249</text:p>
          </table:table-cell>
          <table:table-cell office:value-type="float" office:value="1223327" calcext:value-type="float">
            <text:p>1223327</text:p>
          </table:table-cell>
          <table:table-cell office:value-type="float" office:value="1219584" calcext:value-type="float">
            <text:p>1219584</text:p>
          </table:table-cell>
          <table:table-cell office:value-type="float" office:value="1281967" calcext:value-type="float">
            <text:p>1281967</text:p>
          </table:table-cell>
          <table:table-cell office:value-type="float" office:value="1296015" calcext:value-type="float">
            <text:p>1296015.00</text:p>
          </table:table-cell>
          <table:table-cell table:formula="of:=STDEV([.D17:.J17])" office:value-type="float" office:value="23282.6055631565" calcext:value-type="float">
            <text:p>23282.61</text:p>
          </table:table-cell>
          <table:table-cell table:formula="of:=[.K17]/[.C17]" office:value-type="float" office:value="1.296015" calcext:value-type="float">
            <text:p>1.296015</text:p>
          </table:table-cell>
          <table:table-cell table:formula="of:=[.M17]/[.M1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14197" calcext:value-type="float">
            <text:p>1314197</text:p>
          </table:table-cell>
          <table:table-cell office:value-type="float" office:value="1254437" calcext:value-type="float">
            <text:p>1254437</text:p>
          </table:table-cell>
          <table:table-cell office:value-type="float" office:value="1251940" calcext:value-type="float">
            <text:p>1251940</text:p>
          </table:table-cell>
          <table:table-cell office:value-type="float" office:value="1256514" calcext:value-type="float">
            <text:p>1256514</text:p>
          </table:table-cell>
          <table:table-cell office:value-type="float" office:value="1255234" calcext:value-type="float">
            <text:p>1255234</text:p>
          </table:table-cell>
          <table:table-cell office:value-type="float" office:value="1250822" calcext:value-type="float">
            <text:p>1250822</text:p>
          </table:table-cell>
          <table:table-cell office:value-type="float" office:value="1255074" calcext:value-type="float">
            <text:p>1255074</text:p>
          </table:table-cell>
          <table:table-cell table:formula="of:=AVERAGE([.D18:.J18])" office:value-type="float" office:value="1262602.57142857" calcext:value-type="float">
            <text:p>1262602.57</text:p>
          </table:table-cell>
          <table:table-cell table:formula="of:=STDEV([.D18:.J18])" office:value-type="float" office:value="22837.0307604203" calcext:value-type="float">
            <text:p>22837.03</text:p>
          </table:table-cell>
          <table:table-cell table:formula="of:=[.K18]/[.C18]" office:value-type="float" office:value="12.6260257142857" calcext:value-type="float">
            <text:p>12.6260257142857</text:p>
          </table:table-cell>
          <table:table-cell table:formula="of:=[.M18]/[.M19]" office:value-type="float" office:value="1.03602495072907" calcext:value-type="float">
            <text:p>1.03602495072907</text:p>
          </table:table-cell>
          <table:table-cell table:formula="of:=SQRT(([.L18]*[.L18])/7+([.L19]*[.L19])/7)" office:value-type="float" office:value="12603.3950393141" calcext:value-type="float">
            <text:p>12603.3950393141</text:p>
          </table:table-cell>
          <table:table-cell table:formula="of:=([.K18]-[.K19])/[.O18]" office:value-type="float" office:value="3.48347181784118" calcext:value-type="float">
            <text:p>3.48347181784118</text:p>
          </table:table-cell>
          <table:table-cell table:style-name="ce2" table:formula="of:=IF(ABS([.P18]) &gt;[.$R$1];&quot;DIFFERENT&quot;;&quot;SAME&quot;)" office:value-type="string" office:string-value="SAME" calcext:value-type="string">
            <text:p>SAME</text:p>
          </table:table-cell>
          <table:table-cell table:formula="of:=IF([.K18]&gt;[.K19];&quot;STDVEC&quot;;&quot;POLYVEC&quot;)" office:value-type="string" office:string-value="STDVEC" calcext:value-type="string">
            <text:p>STDVEC</text:p>
          </table:table-cell>
          <table:table-cell table:formula="of:=TTEST([.D18:.J18];[.D19:.J19];2;3)" office:value-type="float" office:value="0.00454188808837043" calcext:value-type="float">
            <text:p>0.00454188808837</text:p>
          </table:table-cell>
          <table:table-cell table:formula="of:=IF(ABS([.S18])&gt;[.$T$1];&quot;INSIG&quot;;&quot;DIFF&quot;)" office:value-type="string" office:string-value="DIFF" calcext:value-type="string">
            <text:p>DIFF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5490" calcext:value-type="float">
            <text:p>1205490</text:p>
          </table:table-cell>
          <table:table-cell office:value-type="float" office:value="1218683" calcext:value-type="float">
            <text:p>1218683</text:p>
          </table:table-cell>
          <table:table-cell office:value-type="float" office:value="1215862" calcext:value-type="float">
            <text:p>1215862</text:p>
          </table:table-cell>
          <table:table-cell office:value-type="float" office:value="1203462" calcext:value-type="float">
            <text:p>1203462</text:p>
          </table:table-cell>
          <table:table-cell office:value-type="float" office:value="1272042" calcext:value-type="float">
            <text:p>1272042</text:p>
          </table:table-cell>
          <table:table-cell office:value-type="float" office:value="1212104" calcext:value-type="float">
            <text:p>1212104</text:p>
          </table:table-cell>
          <table:table-cell office:value-type="float" office:value="1203250" calcext:value-type="float">
            <text:p>1203250</text:p>
          </table:table-cell>
          <table:table-cell table:formula="of:=AVERAGE([.D19:.J19])" office:value-type="float" office:value="1218699" calcext:value-type="float">
            <text:p>1218699.00</text:p>
          </table:table-cell>
          <table:table-cell table:formula="of:=STDEV([.D19:.J19])" office:value-type="float" office:value="24297.9215503439" calcext:value-type="float">
            <text:p>24297.92</text:p>
          </table:table-cell>
          <table:table-cell table:formula="of:=[.K19]/[.C19]" office:value-type="float" office:value="12.18699" calcext:value-type="float">
            <text:p>12.18699</text:p>
          </table:table-cell>
          <table:table-cell table:formula="of:=[.M19]/[.M1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245621" calcext:value-type="float">
            <text:p>1245621</text:p>
          </table:table-cell>
          <table:table-cell office:value-type="float" office:value="1234836" calcext:value-type="float">
            <text:p>1234836</text:p>
          </table:table-cell>
          <table:table-cell table:number-columns-repeated="2" office:value-type="float" office:value="1236303" calcext:value-type="float">
            <text:p>1236303</text:p>
          </table:table-cell>
          <table:table-cell office:value-type="float" office:value="1237278" calcext:value-type="float">
            <text:p>1237278</text:p>
          </table:table-cell>
          <table:table-cell office:value-type="float" office:value="1263742" calcext:value-type="float">
            <text:p>1263742</text:p>
          </table:table-cell>
          <table:table-cell office:value-type="float" office:value="1358357" calcext:value-type="float">
            <text:p>1358357</text:p>
          </table:table-cell>
          <table:table-cell table:formula="of:=AVERAGE([.D20:.J20])" office:value-type="float" office:value="1258920" calcext:value-type="float">
            <text:p>1258920.00</text:p>
          </table:table-cell>
          <table:table-cell table:formula="of:=STDEV([.D20:.J20])" office:value-type="float" office:value="45017.2275393913" calcext:value-type="float">
            <text:p>45017.23</text:p>
          </table:table-cell>
          <table:table-cell table:formula="of:=[.K20]/[.C20]" office:value-type="float" office:value="125.892" calcext:value-type="float">
            <text:p>125.892</text:p>
          </table:table-cell>
          <table:table-cell table:formula="of:=[.M20]/[.M21]" office:value-type="float" office:value="1.04037693481913" calcext:value-type="float">
            <text:p>1.04037693481913</text:p>
          </table:table-cell>
          <table:table-cell table:formula="of:=SQRT(([.L20]*[.L20])/7+([.L21]*[.L21])/7)" office:value-type="float" office:value="17126.3512554931" calcext:value-type="float">
            <text:p>17126.3512554931</text:p>
          </table:table-cell>
          <table:table-cell table:formula="of:=([.K20]-[.K21])/[.O20]" office:value-type="float" office:value="2.85283016211051" calcext:value-type="float">
            <text:p>2.85283016211051</text:p>
          </table:table-cell>
          <table:table-cell table:style-name="ce2" table:formula="of:=IF(ABS([.P20]) &gt;[.$R$1];&quot;DIFFERENT&quot;;&quot;SAME&quot;)" office:value-type="string" office:string-value="SAME" calcext:value-type="string">
            <text:p>SAME</text:p>
          </table:table-cell>
          <table:table-cell table:formula="of:=IF([.K20]&gt;[.K21];&quot;STDVEC&quot;;&quot;POLYVEC&quot;)" office:value-type="string" office:string-value="STDVEC" calcext:value-type="string">
            <text:p>STDVEC</text:p>
          </table:table-cell>
          <table:table-cell table:formula="of:=TTEST([.D20:.J20];[.D21:.J21];2;3)" office:value-type="float" office:value="0.028252966993137" calcext:value-type="float">
            <text:p>0.028252966993137</text:p>
          </table:table-cell>
          <table:table-cell table:formula="of:=IF(ABS([.S20])&gt;[.$T$1];&quot;INSIG&quot;;&quot;DIFF&quot;)" office:value-type="string" office:string-value="INSIG" calcext:value-type="string">
            <text:p>INSIG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203950" calcext:value-type="float">
            <text:p>1203950</text:p>
          </table:table-cell>
          <table:table-cell office:value-type="float" office:value="1203221" calcext:value-type="float">
            <text:p>1203221</text:p>
          </table:table-cell>
          <table:table-cell office:value-type="float" office:value="1211979" calcext:value-type="float">
            <text:p>1211979</text:p>
          </table:table-cell>
          <table:table-cell office:value-type="float" office:value="1212990" calcext:value-type="float">
            <text:p>1212990</text:p>
          </table:table-cell>
          <table:table-cell office:value-type="float" office:value="1208932" calcext:value-type="float">
            <text:p>1208932</text:p>
          </table:table-cell>
          <table:table-cell office:value-type="float" office:value="1217800" calcext:value-type="float">
            <text:p>1217800</text:p>
          </table:table-cell>
          <table:table-cell office:value-type="float" office:value="1211558" calcext:value-type="float">
            <text:p>1211558</text:p>
          </table:table-cell>
          <table:table-cell table:formula="of:=AVERAGE([.D21:.J21])" office:value-type="float" office:value="1210061.42857143" calcext:value-type="float">
            <text:p>1210061.43</text:p>
          </table:table-cell>
          <table:table-cell table:formula="of:=STDEV([.D21:.J21])" office:value-type="float" office:value="5160.67592010784" calcext:value-type="float">
            <text:p>5160.68</text:p>
          </table:table-cell>
          <table:table-cell table:formula="of:=[.K21]/[.C21]" office:value-type="float" office:value="121.006142857143" calcext:value-type="float">
            <text:p>121.006142857143</text:p>
          </table:table-cell>
          <table:table-cell table:formula="of:=[.M21]/[.M2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3008592" calcext:value-type="float">
            <text:p>13008592</text:p>
          </table:table-cell>
          <table:table-cell office:value-type="float" office:value="13153511" calcext:value-type="float">
            <text:p>13153511</text:p>
          </table:table-cell>
          <table:table-cell office:value-type="float" office:value="13034140" calcext:value-type="float">
            <text:p>13034140</text:p>
          </table:table-cell>
          <table:table-cell office:value-type="float" office:value="13134354" calcext:value-type="float">
            <text:p>13134354</text:p>
          </table:table-cell>
          <table:table-cell office:value-type="float" office:value="13025762" calcext:value-type="float">
            <text:p>13025762</text:p>
          </table:table-cell>
          <table:table-cell office:value-type="float" office:value="13189278" calcext:value-type="float">
            <text:p>13189278</text:p>
          </table:table-cell>
          <table:table-cell office:value-type="float" office:value="13875336" calcext:value-type="float">
            <text:p>13875336</text:p>
          </table:table-cell>
          <table:table-cell table:formula="of:=AVERAGE([.D22:.J22])" office:value-type="float" office:value="13202996.1428571" calcext:value-type="float">
            <text:p>13202996.14</text:p>
          </table:table-cell>
          <table:table-cell table:formula="of:=STDEV([.D22:.J22])" office:value-type="float" office:value="304714.867600532" calcext:value-type="float">
            <text:p>304714.87</text:p>
          </table:table-cell>
          <table:table-cell table:formula="of:=[.K22]/[.C22]" office:value-type="float" office:value="1320.29961428571" calcext:value-type="float">
            <text:p>1320.29961428571</text:p>
          </table:table-cell>
          <table:table-cell table:formula="of:=[.M22]/[.M23]" office:value-type="float" office:value="1.03101076377515" calcext:value-type="float">
            <text:p>1.03101076377515</text:p>
          </table:table-cell>
          <table:table-cell table:formula="of:=SQRT(([.L22]*[.L22])/7+([.L23]*[.L23])/7)" office:value-type="float" office:value="124070.243637158" calcext:value-type="float">
            <text:p>124070.243637158</text:p>
          </table:table-cell>
          <table:table-cell table:formula="of:=([.K22]-[.K23])/[.O22]" office:value-type="float" office:value="3.20076747137995" calcext:value-type="float">
            <text:p>3.20076747137995</text:p>
          </table:table-cell>
          <table:table-cell table:style-name="ce2" table:formula="of:=IF(ABS([.P22]) &gt;[.$R$1];&quot;DIFFERENT&quot;;&quot;SAME&quot;)" office:value-type="string" office:string-value="SAME" calcext:value-type="string">
            <text:p>SAME</text:p>
          </table:table-cell>
          <table:table-cell table:formula="of:=IF([.K22]&gt;[.K23];&quot;STDVEC&quot;;&quot;POLYVEC&quot;)" office:value-type="string" office:string-value="STDVEC" calcext:value-type="string">
            <text:p>STDVEC</text:p>
          </table:table-cell>
          <table:table-cell table:formula="of:=TTEST([.D22:.J22];[.D23:.J23];2;3)" office:value-type="float" office:value="0.0128556608715273" calcext:value-type="float">
            <text:p>0.012855660871527</text:p>
          </table:table-cell>
          <table:table-cell table:formula="of:=IF(ABS([.S22])&gt;[.$T$1];&quot;INSIG&quot;;&quot;DIFF&quot;)" office:value-type="string" office:string-value="INSIG" calcext:value-type="string">
            <text:p>INSIG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74835" calcext:value-type="float">
            <text:p>12874835</text:p>
          </table:table-cell>
          <table:table-cell office:value-type="float" office:value="12613816" calcext:value-type="float">
            <text:p>12613816</text:p>
          </table:table-cell>
          <table:table-cell office:value-type="float" office:value="12899608" calcext:value-type="float">
            <text:p>12899608</text:p>
          </table:table-cell>
          <table:table-cell office:value-type="float" office:value="12939364" calcext:value-type="float">
            <text:p>12939364</text:p>
          </table:table-cell>
          <table:table-cell office:value-type="float" office:value="12799756" calcext:value-type="float">
            <text:p>12799756</text:p>
          </table:table-cell>
          <table:table-cell office:value-type="float" office:value="12847239" calcext:value-type="float">
            <text:p>12847239</text:p>
          </table:table-cell>
          <table:table-cell office:value-type="float" office:value="12666515" calcext:value-type="float">
            <text:p>12666515</text:p>
          </table:table-cell>
          <table:table-cell table:formula="of:=AVERAGE([.D23:.J23])" office:value-type="float" office:value="12805876.1428571" calcext:value-type="float">
            <text:p>12805876.14</text:p>
          </table:table-cell>
          <table:table-cell table:formula="of:=STDEV([.D23:.J23])" office:value-type="float" office:value="122077.135273057" calcext:value-type="float">
            <text:p>122077.14</text:p>
          </table:table-cell>
          <table:table-cell table:formula="of:=[.K23]/[.C23]" office:value-type="float" office:value="1280.58761428571" calcext:value-type="float">
            <text:p>1280.58761428571</text:p>
          </table:table-cell>
          <table:table-cell table:formula="of:=[.M23]/[.M23]" office:value-type="float" office:value="1" calcext:value-type="float">
            <text:p>1</text:p>
          </table:table-cell>
          <table:table-cell table:number-columns-repeated="6"/>
        </table:table-row>
      </table:table>
      <table:table table:name="Meas3-graph" table:style-name="ta1">
        <table:shapes>
          <draw:frame draw:z-index="0" draw:style-name="gr1" draw:text-style-name="P1" svg:width="534.33pt" svg:height="300.98pt" svg:x="406.37pt" svg:y="123.48pt">
            <draw:object draw:notify-on-update-of-ranges="'Meas3-graph'.A2:'Meas3-graph'.A12 'Meas3-graph'.B1:'Meas3-graph'.B1 'Meas3-graph'.B2:'Meas3-graph'.B12 'Meas3-graph'.C1:'Meas3-graph'.C1 'Meas3-graph'.C2:'Meas3-graph'.C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bject count</text:p>
          </table:table-cell>
          <table:table-cell office:value-type="string" calcext:value-type="string">
            <text:p>poly::vec relative</text:p>
          </table:table-cell>
          <table:table-cell office:value-type="string" calcext:value-type="string">
            <text:p>std::vec (unit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6294436512261" calcext:value-type="float">
            <text:p>1.56294436512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4175941147216" calcext:value-type="float">
            <text:p>0.94175941147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35668716619092" calcext:value-type="float">
            <text:p>0.9356687166190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7253891126046" calcext:value-type="float">
            <text:p>1.07253891126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8079059703504" calcext:value-type="float">
            <text:p>1.08079059703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94724864928034" calcext:value-type="float">
            <text:p>0.994724864928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01434089910475" calcext:value-type="float">
            <text:p>1.01434089910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1282546884102" calcext:value-type="float">
            <text:p>1.01282546884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03602495072907" calcext:value-type="float">
            <text:p>1.03602495072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04037693481913" calcext:value-type="float">
            <text:p>1.04037693481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.03101076377515" calcext:value-type="float">
            <text:p>1.0310107637751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 style:data-style-name="N2" text:time-value="08:03:02.5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07:11:24.681000000</meta:creation-date>
    <dc:date>2020-09-18T08:04:03.273000000</dc:date>
    <meta:editing-duration>P1DT6H17M40S</meta:editing-duration>
    <meta:editing-cycles>39</meta:editing-cycles>
    <meta:generator>LibreOffice/6.1.0.3$Windows_x86 LibreOffice_project/efb621ed25068d70781dc026f7e9c5187a4decd1</meta:generator>
    <meta:document-statistic meta:table-count="6" meta:cell-count="10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6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894cm" svg:height="11.19cm" xlink:href=".." xlink:type="simple" chart:class="chart:line" chart:style-name="ch1">
        <chart:legend chart:legend-position="top" svg:x="5.684cm" svg:y="0.184cm" style:legend-expansion="wide" chart:style-name="ch2"/>
        <chart:plot-area chart:style-name="ch3" table:cell-range-address="'Meas1-graph'.A1:'Meas1-graph'.C12" chart:data-source-has-labels="both" svg:x="3.013cm" svg:y="1.059cm" svg:width="16.484cm" svg:height="8.54cm">
          <chartooo:coordinate-region svg:x="3.74cm" svg:y="1.259cm" svg:width="15.2cm" svg:height="7.693cm"/>
          <chart:axis chart:dimension="x" chart:name="primary-x" chart:style-name="ch4" chartooo:axis-type="auto">
            <chartooo:date-scale/>
            <chart:title svg:x="9.433cm" svg:y="9.823cm" chart:style-name="ch5">
              <text:p>Object count</text:p>
            </chart:title>
            <chart:categories table:cell-range-address="'Meas1-graph'.A2:'Meas1-graph'.A12"/>
          </chart:axis>
          <chart:axis chart:dimension="y" chart:name="primary-y" chart:style-name="ch4">
            <chart:title svg:x="0.451cm" svg:y="7.627cm" chart:style-name="ch6">
              <text:p>Relative access 
performance
(lower is better)</text:p>
            </chart:title>
            <chart:grid chart:style-name="ch7" chart:class="major"/>
          </chart:axis>
          <chart:series chart:style-name="ch8" chart:values-cell-range-address="'Meas1-graph'.B2:'Meas1-graph'.B12" chart:label-cell-address="'Meas1-graph'.B1:'Meas1-graph'.B1" chart:class="chart:line">
            <chart:data-point chart:repeated="11"/>
          </chart:series>
          <chart:series chart:style-name="ch9" chart:values-cell-range-address="'Meas1-graph'.C2:'Meas1-graph'.C12" chart:label-cell-address="'Meas1-graph'.C1:'Meas1-graph'.C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ly::vec relative</text:p>
                <draw:g>
                  <svg:desc>'Meas1-graph'.B1:'Meas1-graph'.B1</svg:desc>
                </draw:g>
              </table:table-cell>
              <table:table-cell office:value-type="string">
                <text:p>std::vec (unit)</text:p>
                <draw:g>
                  <svg:desc>'Meas1-graph'.C1:'Meas1-graph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eas1-graph'.A2:'Meas1-graph'.A12</svg:desc>
                </draw:g>
              </table:table-cell>
              <table:table-cell office:value-type="float" office:value="0.66365208667818">
                <text:p>0.66365208667818</text:p>
                <draw:g>
                  <svg:desc>'Meas1-graph'.B2:'Meas1-graph'.B12</svg:desc>
                </draw:g>
              </table:table-cell>
              <table:table-cell office:value-type="float" office:value="1">
                <text:p>1</text:p>
                <draw:g>
                  <svg:desc>'Meas1-graph'.C2:'Meas1-graph'.C1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16896676247173">
                <text:p>1.16896676247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11340306951642">
                <text:p>1.11340306951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00514642292376">
                <text:p>1.00514642292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96086025442903">
                <text:p>0.996086025442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02544089810658">
                <text:p>1.02544089810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05219377384923">
                <text:p>1.05219377384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68664203216766">
                <text:p>0.968664203216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12581039370313">
                <text:p>0.712581039370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574166763163636">
                <text:p>0.574166763163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306942493315934">
                <text:p>0.30694249331593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top" svg:x="3.558cm" svg:y="0.185cm" style:legend-expansion="wide" chart:style-name="ch2"/>
        <chart:plot-area chart:style-name="ch3" table:cell-range-address="'Meas2-AllocCount'.C2:'Meas2-AllocCount'.C12 'Meas2-AllocCount'.E1:'Meas2-AllocCount'.E1 'Meas2-AllocCount'.I2:'Meas2-AllocCount'.J12 'Meas2-AllocCount'.G1:'Meas2-AllocCount'.G1" chart:data-source-has-labels="both" svg:x="1.924cm" svg:y="0.963cm" svg:width="13.755cm" svg:height="6.737cm">
          <chartooo:coordinate-region svg:x="2.36cm" svg:y="1.162cm" svg:width="12.987cm" svg:height="5.891cm"/>
          <chart:axis chart:dimension="x" chart:name="primary-x" chart:style-name="ch4" chartooo:axis-type="auto">
            <chartooo:date-scale/>
            <chart:title svg:x="7.084cm" svg:y="7.88cm" chart:style-name="ch5">
              <text:p>lg(Object Count)</text:p>
            </chart:title>
            <chart:categories table:cell-range-address="'Meas2-AllocCount'.C2:'Meas2-AllocCount'.C12"/>
          </chart:axis>
          <chart:axis chart:dimension="y" chart:name="primary-y" chart:style-name="ch6">
            <chart:title svg:x="0.451cm" svg:y="6.775cm" chart:style-name="ch7">
              <text:p>lg(Allocation call count)
(lower is better)</text:p>
            </chart:title>
            <chart:grid chart:style-name="ch8" chart:class="major"/>
          </chart:axis>
          <chart:series chart:style-name="ch9" chart:values-cell-range-address="'Meas2-AllocCount'.I2:'Meas2-AllocCount'.I12" chart:label-cell-address="'Meas2-AllocCount'.E1:'Meas2-AllocCount'.E1" chart:class="chart:line">
            <chart:data-point chart:repeated="11"/>
          </chart:series>
          <chart:series chart:style-name="ch10" chart:values-cell-range-address="'Meas2-AllocCount'.J2:'Meas2-AllocCount'.J12" chart:label-cell-address="'Meas2-AllocCount'.G1:'Meas2-AllocCount'.G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ly::vec AllocCount</text:p>
                <draw:g>
                  <svg:desc>'Meas2-AllocCount'.E1:'Meas2-AllocCount'.E1</svg:desc>
                </draw:g>
              </table:table-cell>
              <table:table-cell office:value-type="string">
                <text:p>std::vec AllocCount</text:p>
                <draw:g>
                  <svg:desc>'Meas2-AllocCount'.G1:'Meas2-AllocCount'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Meas2-AllocCount'.C2:'Meas2-AllocCount'.C12</svg:desc>
                </draw:g>
              </table:table-cell>
              <table:table-cell office:value-type="float" office:value="0">
                <text:p>0</text:p>
                <draw:g>
                  <svg:desc>'Meas2-AllocCount'.I2:'Meas2-AllocCount'.I12</svg:desc>
                </draw:g>
              </table:table-cell>
              <table:table-cell office:value-type="float" office:value="0.301029995663981">
                <text:p>0.301029995663981</text:p>
                <draw:g>
                  <svg:desc>'Meas2-AllocCount'.J2:'Meas2-AllocCount'.J12</svg:desc>
                </draw:g>
              </table:table-cell>
            </table:table-row>
            <table:table-row>
              <table:table-cell office:value-type="float" office:value="0.698970004336019">
                <text:p>0.698970004336019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1.17609125905568">
                <text:p>1.17609125905568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1.30102999566398">
                <text:p>1.30102999566398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1.39794000867204">
                <text:p>1.39794000867204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1.69897000433602">
                <text:p>1.69897000433602</text:p>
              </table:table-cell>
              <table:table-cell office:value-type="float" office:value="0.845098040014257">
                <text:p>0.845098040014257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2.05307844348342">
                <text:p>2.0530784434834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04139268515823">
                <text:p>1.04139268515823</text:p>
              </table:table-cell>
              <table:table-cell office:value-type="float" office:value="3.00774777800074">
                <text:p>3.0077477780007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7609125905568">
                <text:p>1.17609125905568</text:p>
              </table:table-cell>
              <table:table-cell office:value-type="float" office:value="4.00104105798609">
                <text:p>4.0010410579860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25527250510331">
                <text:p>1.25527250510331</text:p>
              </table:table-cell>
              <table:table-cell office:value-type="float" office:value="5.00013026880523">
                <text:p>5.000130268805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 LibreOffice_project/efb621ed25068d70781dc026f7e9c5187a4decd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823cm" svg:y="0.185cm" style:legend-expansion="wide" chart:style-name="ch2"/>
        <chart:plot-area chart:style-name="ch3" table:cell-range-address="'Meas2-AllocCount'.C2:'Meas2-AllocCount'.C12 'Meas2-AllocCount'.F1:'Meas2-AllocCount'.F1 'Meas2-AllocCount'.K2:'Meas2-AllocCount'.L12 'Meas2-AllocCount'.H1:'Meas2-AllocCount'.H1" chart:data-source-has-labels="both" svg:x="1.925cm" svg:y="0.963cm" svg:width="13.755cm" svg:height="6.732cm">
          <chartooo:coordinate-region svg:x="2.361cm" svg:y="1.162cm" svg:width="12.987cm" svg:height="5.886cm"/>
          <chart:axis chart:dimension="x" chart:name="primary-x" chart:style-name="ch4" chartooo:axis-type="auto">
            <chartooo:date-scale/>
            <chart:title svg:x="7.085cm" svg:y="7.875cm" chart:style-name="ch5">
              <text:p>lg(Object Count)</text:p>
            </chart:title>
            <chart:categories table:cell-range-address="'Meas2-AllocCount'.C2:'Meas2-AllocCount'.C12"/>
          </chart:axis>
          <chart:axis chart:dimension="y" chart:name="primary-y" chart:style-name="ch6">
            <chart:title svg:x="0.451cm" svg:y="7.091cm" chart:style-name="ch7">
              <text:p>lg(Allocation size in bytes) 
(lower is better)</text:p>
            </chart:title>
            <chart:grid chart:style-name="ch8" chart:class="major"/>
          </chart:axis>
          <chart:series chart:style-name="ch9" chart:values-cell-range-address="'Meas2-AllocCount'.K2:'Meas2-AllocCount'.K12" chart:label-cell-address="'Meas2-AllocCount'.F1:'Meas2-AllocCount'.F1" chart:class="chart:line">
            <chart:data-point chart:repeated="11"/>
          </chart:series>
          <chart:series chart:style-name="ch10" chart:values-cell-range-address="'Meas2-AllocCount'.L2:'Meas2-AllocCount'.L12" chart:label-cell-address="'Meas2-AllocCount'.H1:'Meas2-AllocCount'.H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ly::vec AllocSize</text:p>
                <draw:g>
                  <svg:desc>'Meas2-AllocCount'.F1:'Meas2-AllocCount'.F1</svg:desc>
                </draw:g>
              </table:table-cell>
              <table:table-cell office:value-type="string">
                <text:p>std::vec AllocSize</text:p>
                <draw:g>
                  <svg:desc>'Meas2-AllocCount'.H1:'Meas2-AllocCount'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Meas2-AllocCount'.C2:'Meas2-AllocCount'.C12</svg:desc>
                </draw:g>
              </table:table-cell>
              <table:table-cell office:value-type="float" office:value="1.60205999132796">
                <text:p>1.60205999132796</text:p>
                <draw:g>
                  <svg:desc>'Meas2-AllocCount'.K2:'Meas2-AllocCount'.K12</svg:desc>
                </draw:g>
              </table:table-cell>
              <table:table-cell office:value-type="float" office:value="1.07918124604762">
                <text:p>1.07918124604762</text:p>
                <draw:g>
                  <svg:desc>'Meas2-AllocCount'.L2:'Meas2-AllocCount'.L12</svg:desc>
                </draw:g>
              </table:table-cell>
            </table:table-row>
            <table:table-row>
              <table:table-cell office:value-type="float" office:value="0.698970004336019">
                <text:p>0.698970004336019</text:p>
              </table:table-cell>
              <table:table-cell office:value-type="float" office:value="2.76342799356294">
                <text:p>2.76342799356294</text:p>
              </table:table-cell>
              <table:table-cell office:value-type="float" office:value="2.10720996964787">
                <text:p>2.1072099696478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.05994188806195">
                <text:p>3.05994188806195</text:p>
              </table:table-cell>
              <table:table-cell office:value-type="float" office:value="2.44715803134222">
                <text:p>2.44715803134222</text:p>
              </table:table-cell>
            </table:table-row>
            <table:table-row>
              <table:table-cell office:value-type="float" office:value="1.17609125905568">
                <text:p>1.17609125905568</text:p>
              </table:table-cell>
              <table:table-cell office:value-type="float" office:value="3.05994188806195">
                <text:p>3.05994188806195</text:p>
              </table:table-cell>
              <table:table-cell office:value-type="float" office:value="2.6063813651106">
                <text:p>2.6063813651106</text:p>
              </table:table-cell>
            </table:table-row>
            <table:table-row>
              <table:table-cell office:value-type="float" office:value="1.30102999566398">
                <text:p>1.30102999566398</text:p>
              </table:table-cell>
              <table:table-cell office:value-type="float" office:value="3.34321159017975">
                <text:p>3.34321159017975</text:p>
              </table:table-cell>
              <table:table-cell office:value-type="float" office:value="2.75739602879302">
                <text:p>2.75739602879302</text:p>
              </table:table-cell>
            </table:table-row>
            <table:table-row>
              <table:table-cell office:value-type="float" office:value="1.39794000867204">
                <text:p>1.39794000867204</text:p>
              </table:table-cell>
              <table:table-cell office:value-type="float" office:value="3.34321159017975">
                <text:p>3.34321159017975</text:p>
              </table:table-cell>
              <table:table-cell office:value-type="float" office:value="2.79239168949825">
                <text:p>2.79239168949825</text:p>
              </table:table-cell>
            </table:table-row>
            <table:table-row>
              <table:table-cell office:value-type="float" office:value="1.69897000433602">
                <text:p>1.69897000433602</text:p>
              </table:table-cell>
              <table:table-cell office:value-type="float" office:value="3.6277753752293">
                <text:p>3.6277753752293</text:p>
              </table:table-cell>
              <table:table-cell office:value-type="float" office:value="3.13097669160562">
                <text:p>3.1309766916056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92623952104586">
                <text:p>3.92623952104586</text:p>
              </table:table-cell>
              <table:table-cell office:value-type="float" office:value="3.46119828862249">
                <text:p>3.461198288622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81958341506391">
                <text:p>4.81958341506391</text:p>
              </table:table-cell>
              <table:table-cell office:value-type="float" office:value="4.39466177249293">
                <text:p>4.394661772492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02622019820915">
                <text:p>6.02622019820915</text:p>
              </table:table-cell>
              <table:table-cell office:value-type="float" office:value="5.42405798232516">
                <text:p>5.424057982325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92430523955184">
                <text:p>6.92430523955184</text:p>
              </table:table-cell>
              <table:table-cell office:value-type="float" office:value="6.45614852772871">
                <text:p>6.456148527728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 LibreOffice_project/efb621ed25068d70781dc026f7e9c5187a4decd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6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851cm" svg:height="10.619cm" xlink:href=".." xlink:type="simple" chart:class="chart:line" chart:style-name="ch1">
        <chart:legend chart:legend-position="top" svg:x="5.162cm" svg:y="0.185cm" style:legend-expansion="wide" chart:style-name="ch2"/>
        <chart:plot-area chart:style-name="ch3" table:cell-range-address="'Meas3-graph'.A1:'Meas3-graph'.C12" chart:data-source-has-labels="both" svg:x="2.993cm" svg:y="1.048cm" svg:width="15.481cm" svg:height="7.991cm">
          <chartooo:coordinate-region svg:x="3.72cm" svg:y="1.248cm" svg:width="14.197cm" svg:height="7.144cm"/>
          <chart:axis chart:dimension="x" chart:name="primary-x" chart:style-name="ch4" chartooo:axis-type="auto">
            <chartooo:date-scale/>
            <chart:title svg:x="8.911cm" svg:y="9.252cm" chart:style-name="ch5">
              <text:p>Object count</text:p>
            </chart:title>
            <chart:categories table:cell-range-address="'Meas3-graph'.A2:'Meas3-graph'.A12"/>
          </chart:axis>
          <chart:axis chart:dimension="y" chart:name="primary-y" chart:style-name="ch4">
            <chart:title svg:x="0.451cm" svg:y="7.341cm" chart:style-name="ch6">
              <text:p>Relative access 
performance
(lower is better)</text:p>
            </chart:title>
            <chart:grid chart:style-name="ch7" chart:class="major"/>
          </chart:axis>
          <chart:series chart:style-name="ch8" chart:values-cell-range-address="'Meas3-graph'.B2:'Meas3-graph'.B12" chart:label-cell-address="'Meas3-graph'.B1:'Meas3-graph'.B1" chart:class="chart:line">
            <chart:data-point chart:repeated="11"/>
          </chart:series>
          <chart:series chart:style-name="ch9" chart:values-cell-range-address="'Meas3-graph'.C2:'Meas3-graph'.C12" chart:label-cell-address="'Meas3-graph'.C1:'Meas3-graph'.C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ly::vec relative</text:p>
                <draw:g>
                  <svg:desc>'Meas3-graph'.B1:'Meas3-graph'.B1</svg:desc>
                </draw:g>
              </table:table-cell>
              <table:table-cell office:value-type="string">
                <text:p>std::vec (unit)</text:p>
                <draw:g>
                  <svg:desc>'Meas3-graph'.C1:'Meas3-graph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eas3-graph'.A2:'Meas3-graph'.A12</svg:desc>
                </draw:g>
              </table:table-cell>
              <table:table-cell office:value-type="float" office:value="1.56294436512261">
                <text:p>1.56294436512261</text:p>
                <draw:g>
                  <svg:desc>'Meas3-graph'.B2:'Meas3-graph'.B12</svg:desc>
                </draw:g>
              </table:table-cell>
              <table:table-cell office:value-type="float" office:value="1">
                <text:p>1</text:p>
                <draw:g>
                  <svg:desc>'Meas3-graph'.C2:'Meas3-graph'.C1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4175941147216">
                <text:p>0.94175941147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35668716619092">
                <text:p>0.935668716619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07253891126046">
                <text:p>1.07253891126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08079059703504">
                <text:p>1.080790597035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94724864928034">
                <text:p>0.994724864928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01434089910475">
                <text:p>1.01434089910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01282546884102">
                <text:p>1.01282546884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03602495072907">
                <text:p>1.03602495072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04037693481913">
                <text:p>1.04037693481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03101076377515">
                <text:p>1.0310107637751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 LibreOffice_project/efb621ed25068d70781dc026f7e9c5187a4decd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